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4.15pt"/>
    </style:style>
    <style:style style:name="co3" style:family="table-column">
      <style:table-column-properties fo:break-before="auto" style:column-width="61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3" table:style-name="ta1">
        <table:shapes>
          <draw:frame draw:z-index="0" draw:style-name="gr1" draw:text-style-name="P1" svg:width="928.23pt" svg:height="624.95pt" svg:x="456.8pt" svg:y="42.32pt">
            <draw:object draw:notify-on-update-of-ranges="output3.A2:output3.A129 output3.B1:output3.B1 output3.B2:output3.B129 output3.C1:output3.C1 output3.C2:output3.C129 output3.D1:output3.D1 output3.D2:output3.D129 output3.E1:output3.E1 output3.E2:output3.E1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32.71pt" svg:y="696.78pt">
            <draw:object draw:notify-on-update-of-ranges="output3.A2:output3.A129 output3.G1:output3.G1 output3.G2:output3.G1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61.06pt" svg:y="704.07pt">
            <draw:object draw:notify-on-update-of-ranges="output3.A2:output3.A129 output3.B1:output3.B1 output3.B2:output3.B1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58.82pt" svg:y="998.7pt">
            <draw:object draw:notify-on-update-of-ranges="output3.A2:output3.A129 output3.C1:output3.C1 output3.C2:output3.C1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54.9pt" svg:y="1390.65pt">
            <draw:object draw:notify-on-update-of-ranges="output3.A2:output3.A129 output3.D1:output3.D1 output3.D2:output3.D1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59.21pt" svg:y="1680.66pt">
            <draw:object draw:notify-on-update-of-ranges="output3.A2:output3.A129 output3.E1:output3.E1 output3.E2:output3.E1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visibility="collapse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Fill</text:p>
          </table:table-cell>
          <table:table-cell office:value-type="string" calcext:value-type="string">
            <text:p><text:s/>Copy</text:p>
          </table:table-cell>
          <table:table-cell office:value-type="string" calcext:value-type="string">
            <text:p><text:s/>AXPY</text:p>
          </table:table-cell>
          <table:table-cell office:value-type="string" calcext:value-type="string">
            <text:p><text:s/>DOT</text:p>
          </table:table-cell>
          <table:table-cell table:style-name="Default"/>
          <table:table-cell office:value-type="string" calcext:value-type="string">
            <text:p><text:s/>Uncertain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93.42759" calcext:value-type="float">
            <text:p>11493.42759</text:p>
          </table:table-cell>
          <table:table-cell office:value-type="float" office:value="23191.611696" calcext:value-type="float">
            <text:p>23191.611696</text:p>
          </table:table-cell>
          <table:table-cell office:value-type="float" office:value="36452.396069" calcext:value-type="float">
            <text:p>36452.396069</text:p>
          </table:table-cell>
          <table:table-cell office:value-type="float" office:value="17666.434376" calcext:value-type="float">
            <text:p>17666.434376</text:p>
          </table:table-cell>
          <table:table-cell office:value-type="string" calcext:value-type="string">
            <text:p><text:s/>5.0%</text:p>
          </table:table-cell>
          <table:table-cell table:formula="of:=[.F2]*1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825.802142" calcext:value-type="float">
            <text:p>13825.802142</text:p>
          </table:table-cell>
          <table:table-cell office:value-type="float" office:value="28106.838119" calcext:value-type="float">
            <text:p>28106.838119</text:p>
          </table:table-cell>
          <table:table-cell office:value-type="float" office:value="41988.818458" calcext:value-type="float">
            <text:p>41988.818458</text:p>
          </table:table-cell>
          <table:table-cell office:value-type="float" office:value="19302.867518" calcext:value-type="float">
            <text:p>19302.867518</text:p>
          </table:table-cell>
          <table:table-cell office:value-type="string" calcext:value-type="string">
            <text:p><text:s/>5.5%</text:p>
          </table:table-cell>
          <table:table-cell table:formula="of:=[.F3]*1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099.241324" calcext:value-type="float">
            <text:p>12099.241324</text:p>
          </table:table-cell>
          <table:table-cell office:value-type="float" office:value="24473.669372" calcext:value-type="float">
            <text:p>24473.669372</text:p>
          </table:table-cell>
          <table:table-cell office:value-type="float" office:value="40314.838895" calcext:value-type="float">
            <text:p>40314.838895</text:p>
          </table:table-cell>
          <table:table-cell office:value-type="float" office:value="16460.872136" calcext:value-type="float">
            <text:p>16460.872136</text:p>
          </table:table-cell>
          <table:table-cell office:value-type="string" calcext:value-type="string">
            <text:p><text:s/>4.4%</text:p>
          </table:table-cell>
          <table:table-cell table:formula="of:=[.F4]*1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92.678018" calcext:value-type="float">
            <text:p>12892.678018</text:p>
          </table:table-cell>
          <table:table-cell office:value-type="float" office:value="25733.250478" calcext:value-type="float">
            <text:p>25733.250478</text:p>
          </table:table-cell>
          <table:table-cell office:value-type="float" office:value="41385.068281" calcext:value-type="float">
            <text:p>41385.068281</text:p>
          </table:table-cell>
          <table:table-cell office:value-type="float" office:value="15832.812879" calcext:value-type="float">
            <text:p>15832.812879</text:p>
          </table:table-cell>
          <table:table-cell office:value-type="string" calcext:value-type="string">
            <text:p><text:s/>4.3%</text:p>
          </table:table-cell>
          <table:table-cell table:formula="of:=[.F5]*1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32.902925" calcext:value-type="float">
            <text:p>13032.902925</text:p>
          </table:table-cell>
          <table:table-cell office:value-type="float" office:value="26030.525684" calcext:value-type="float">
            <text:p>26030.525684</text:p>
          </table:table-cell>
          <table:table-cell office:value-type="float" office:value="41628.234592" calcext:value-type="float">
            <text:p>41628.234592</text:p>
          </table:table-cell>
          <table:table-cell office:value-type="float" office:value="16377.183882" calcext:value-type="float">
            <text:p>16377.183882</text:p>
          </table:table-cell>
          <table:table-cell office:value-type="string" calcext:value-type="string">
            <text:p><text:s/>4.0%</text:p>
          </table:table-cell>
          <table:table-cell table:formula="of:=[.F6]*1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067.338444" calcext:value-type="float">
            <text:p>13067.338444</text:p>
          </table:table-cell>
          <table:table-cell office:value-type="float" office:value="25962.87207" calcext:value-type="float">
            <text:p>25962.87207</text:p>
          </table:table-cell>
          <table:table-cell office:value-type="float" office:value="41851.907036" calcext:value-type="float">
            <text:p>41851.907036</text:p>
          </table:table-cell>
          <table:table-cell office:value-type="float" office:value="16425.849561" calcext:value-type="float">
            <text:p>16425.849561</text:p>
          </table:table-cell>
          <table:table-cell office:value-type="string" calcext:value-type="string">
            <text:p><text:s/>3.6%</text:p>
          </table:table-cell>
          <table:table-cell table:formula="of:=[.F7]*1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45.429643" calcext:value-type="float">
            <text:p>12545.429643</text:p>
          </table:table-cell>
          <table:table-cell office:value-type="float" office:value="25171.951472" calcext:value-type="float">
            <text:p>25171.951472</text:p>
          </table:table-cell>
          <table:table-cell office:value-type="float" office:value="37255.602005" calcext:value-type="float">
            <text:p>37255.602005</text:p>
          </table:table-cell>
          <table:table-cell office:value-type="float" office:value="16678.253619" calcext:value-type="float">
            <text:p>16678.253619</text:p>
          </table:table-cell>
          <table:table-cell office:value-type="string" calcext:value-type="string">
            <text:p><text:s/>3.2%</text:p>
          </table:table-cell>
          <table:table-cell table:formula="of:=[.F8]*1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24.129623" calcext:value-type="float">
            <text:p>13224.129623</text:p>
          </table:table-cell>
          <table:table-cell office:value-type="float" office:value="26216.060296" calcext:value-type="float">
            <text:p>26216.060296</text:p>
          </table:table-cell>
          <table:table-cell office:value-type="float" office:value="42092.126841" calcext:value-type="float">
            <text:p>42092.126841</text:p>
          </table:table-cell>
          <table:table-cell office:value-type="float" office:value="16742.553123" calcext:value-type="float">
            <text:p>16742.553123</text:p>
          </table:table-cell>
          <table:table-cell office:value-type="string" calcext:value-type="string">
            <text:p><text:s/>3.0%</text:p>
          </table:table-cell>
          <table:table-cell table:formula="of:=[.F9]*1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45.314901" calcext:value-type="float">
            <text:p>12745.314901</text:p>
          </table:table-cell>
          <table:table-cell office:value-type="float" office:value="23186.501535" calcext:value-type="float">
            <text:p>23186.501535</text:p>
          </table:table-cell>
          <table:table-cell office:value-type="float" office:value="41482.270777" calcext:value-type="float">
            <text:p>41482.270777</text:p>
          </table:table-cell>
          <table:table-cell office:value-type="float" office:value="16673.312976" calcext:value-type="float">
            <text:p>16673.312976</text:p>
          </table:table-cell>
          <table:table-cell office:value-type="string" calcext:value-type="string">
            <text:p><text:s/>2.7%</text:p>
          </table:table-cell>
          <table:table-cell table:formula="of:=[.F10]*1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13.436663" calcext:value-type="float">
            <text:p>12913.436663</text:p>
          </table:table-cell>
          <table:table-cell office:value-type="float" office:value="23196.883035" calcext:value-type="float">
            <text:p>23196.883035</text:p>
          </table:table-cell>
          <table:table-cell office:value-type="float" office:value="36361.700121" calcext:value-type="float">
            <text:p>36361.700121</text:p>
          </table:table-cell>
          <table:table-cell office:value-type="float" office:value="16609.642499" calcext:value-type="float">
            <text:p>16609.642499</text:p>
          </table:table-cell>
          <table:table-cell office:value-type="string" calcext:value-type="string">
            <text:p><text:s/>2.5%</text:p>
          </table:table-cell>
          <table:table-cell table:formula="of:=[.F11]*1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971.470354" calcext:value-type="float">
            <text:p>12971.470354</text:p>
          </table:table-cell>
          <table:table-cell office:value-type="float" office:value="25135.861937" calcext:value-type="float">
            <text:p>25135.861937</text:p>
          </table:table-cell>
          <table:table-cell office:value-type="float" office:value="39046.953277" calcext:value-type="float">
            <text:p>39046.953277</text:p>
          </table:table-cell>
          <table:table-cell office:value-type="float" office:value="16992.761513" calcext:value-type="float">
            <text:p>16992.761513</text:p>
          </table:table-cell>
          <table:table-cell office:value-type="string" calcext:value-type="string">
            <text:p><text:s/>2.3%</text:p>
          </table:table-cell>
          <table:table-cell table:formula="of:=[.F12]*1"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459.735183" calcext:value-type="float">
            <text:p>12459.735183</text:p>
          </table:table-cell>
          <table:table-cell office:value-type="float" office:value="24854.991164" calcext:value-type="float">
            <text:p>24854.991164</text:p>
          </table:table-cell>
          <table:table-cell office:value-type="float" office:value="37344.027657" calcext:value-type="float">
            <text:p>37344.027657</text:p>
          </table:table-cell>
          <table:table-cell office:value-type="float" office:value="16248.332911" calcext:value-type="float">
            <text:p>16248.332911</text:p>
          </table:table-cell>
          <table:table-cell office:value-type="string" calcext:value-type="string">
            <text:p><text:s/>2.0%</text:p>
          </table:table-cell>
          <table:table-cell table:formula="of:=[.F13]*1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181.416437" calcext:value-type="float">
            <text:p>14181.416437</text:p>
          </table:table-cell>
          <table:table-cell office:value-type="float" office:value="26270.569971" calcext:value-type="float">
            <text:p>26270.569971</text:p>
          </table:table-cell>
          <table:table-cell office:value-type="float" office:value="38602.480052" calcext:value-type="float">
            <text:p>38602.480052</text:p>
          </table:table-cell>
          <table:table-cell office:value-type="float" office:value="16142.99546" calcext:value-type="float">
            <text:p>16142.99546</text:p>
          </table:table-cell>
          <table:table-cell office:value-type="string" calcext:value-type="string">
            <text:p><text:s/>2.1%</text:p>
          </table:table-cell>
          <table:table-cell table:formula="of:=[.F14]*1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05.406691" calcext:value-type="float">
            <text:p>14205.406691</text:p>
          </table:table-cell>
          <table:table-cell office:value-type="float" office:value="26673.037911" calcext:value-type="float">
            <text:p>26673.037911</text:p>
          </table:table-cell>
          <table:table-cell office:value-type="float" office:value="38725.284187" calcext:value-type="float">
            <text:p>38725.284187</text:p>
          </table:table-cell>
          <table:table-cell office:value-type="float" office:value="16157.310406" calcext:value-type="float">
            <text:p>16157.310406</text:p>
          </table:table-cell>
          <table:table-cell office:value-type="string" calcext:value-type="string">
            <text:p><text:s/>1.9%</text:p>
          </table:table-cell>
          <table:table-cell table:formula="of:=[.F15]*1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941.27785" calcext:value-type="float">
            <text:p>15941.27785</text:p>
          </table:table-cell>
          <table:table-cell office:value-type="float" office:value="27785.964822" calcext:value-type="float">
            <text:p>27785.964822</text:p>
          </table:table-cell>
          <table:table-cell office:value-type="float" office:value="39195.212361" calcext:value-type="float">
            <text:p>39195.212361</text:p>
          </table:table-cell>
          <table:table-cell office:value-type="float" office:value="15865.276556" calcext:value-type="float">
            <text:p>15865.276556</text:p>
          </table:table-cell>
          <table:table-cell office:value-type="string" calcext:value-type="string">
            <text:p><text:s/>2.0%</text:p>
          </table:table-cell>
          <table:table-cell table:formula="of:=[.F16]*1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202.404827" calcext:value-type="float">
            <text:p>16202.404827</text:p>
          </table:table-cell>
          <table:table-cell office:value-type="float" office:value="28648.494041" calcext:value-type="float">
            <text:p>28648.494041</text:p>
          </table:table-cell>
          <table:table-cell office:value-type="float" office:value="40037.302523" calcext:value-type="float">
            <text:p>40037.302523</text:p>
          </table:table-cell>
          <table:table-cell office:value-type="float" office:value="16102.254577" calcext:value-type="float">
            <text:p>16102.254577</text:p>
          </table:table-cell>
          <table:table-cell office:value-type="string" calcext:value-type="string">
            <text:p><text:s/>1.8%</text:p>
          </table:table-cell>
          <table:table-cell table:formula="of:=[.F17]*1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768.524447" calcext:value-type="float">
            <text:p>17768.524447</text:p>
          </table:table-cell>
          <table:table-cell office:value-type="float" office:value="29289.942053" calcext:value-type="float">
            <text:p>29289.942053</text:p>
          </table:table-cell>
          <table:table-cell office:value-type="float" office:value="39978.447212" calcext:value-type="float">
            <text:p>39978.447212</text:p>
          </table:table-cell>
          <table:table-cell office:value-type="float" office:value="15658.656369" calcext:value-type="float">
            <text:p>15658.656369</text:p>
          </table:table-cell>
          <table:table-cell office:value-type="string" calcext:value-type="string">
            <text:p><text:s/>1.8%</text:p>
          </table:table-cell>
          <table:table-cell table:formula="of:=[.F18]*1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594.714877" calcext:value-type="float">
            <text:p>18594.714877</text:p>
          </table:table-cell>
          <table:table-cell office:value-type="float" office:value="30011.720671" calcext:value-type="float">
            <text:p>30011.720671</text:p>
          </table:table-cell>
          <table:table-cell office:value-type="float" office:value="40216.31969" calcext:value-type="float">
            <text:p>40216.31969</text:p>
          </table:table-cell>
          <table:table-cell office:value-type="float" office:value="15542.972766" calcext:value-type="float">
            <text:p>15542.972766</text:p>
          </table:table-cell>
          <table:table-cell office:value-type="string" calcext:value-type="string">
            <text:p><text:s/>1.7%</text:p>
          </table:table-cell>
          <table:table-cell table:formula="of:=[.F19]*1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457.367726" calcext:value-type="float">
            <text:p>18457.367726</text:p>
          </table:table-cell>
          <table:table-cell office:value-type="float" office:value="30236.591765" calcext:value-type="float">
            <text:p>30236.591765</text:p>
          </table:table-cell>
          <table:table-cell office:value-type="float" office:value="40144.025416" calcext:value-type="float">
            <text:p>40144.025416</text:p>
          </table:table-cell>
          <table:table-cell office:value-type="float" office:value="15465.893814" calcext:value-type="float">
            <text:p>15465.893814</text:p>
          </table:table-cell>
          <table:table-cell office:value-type="string" calcext:value-type="string">
            <text:p><text:s/>1.6%</text:p>
          </table:table-cell>
          <table:table-cell table:formula="of:=[.F20]*1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359.014228" calcext:value-type="float">
            <text:p>20359.014228</text:p>
          </table:table-cell>
          <table:table-cell office:value-type="float" office:value="31412.406145" calcext:value-type="float">
            <text:p>31412.406145</text:p>
          </table:table-cell>
          <table:table-cell office:value-type="float" office:value="40764.96909" calcext:value-type="float">
            <text:p>40764.96909</text:p>
          </table:table-cell>
          <table:table-cell office:value-type="float" office:value="15386.324331" calcext:value-type="float">
            <text:p>15386.324331</text:p>
          </table:table-cell>
          <table:table-cell office:value-type="string" calcext:value-type="string">
            <text:p><text:s/>1.6%</text:p>
          </table:table-cell>
          <table:table-cell table:formula="of:=[.F21]*1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839.535412" calcext:value-type="float">
            <text:p>21839.535412</text:p>
          </table:table-cell>
          <table:table-cell office:value-type="float" office:value="32698.050367" calcext:value-type="float">
            <text:p>32698.050367</text:p>
          </table:table-cell>
          <table:table-cell office:value-type="float" office:value="42132.376419" calcext:value-type="float">
            <text:p>42132.376419</text:p>
          </table:table-cell>
          <table:table-cell office:value-type="float" office:value="15738.89977" calcext:value-type="float">
            <text:p>15738.89977</text:p>
          </table:table-cell>
          <table:table-cell office:value-type="string" calcext:value-type="string">
            <text:p><text:s/>1.5%</text:p>
          </table:table-cell>
          <table:table-cell table:formula="of:=[.F22]*1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801.176301" calcext:value-type="float">
            <text:p>22801.176301</text:p>
          </table:table-cell>
          <table:table-cell office:value-type="float" office:value="33462.2674" calcext:value-type="float">
            <text:p>33462.2674</text:p>
          </table:table-cell>
          <table:table-cell office:value-type="float" office:value="42676.014346" calcext:value-type="float">
            <text:p>42676.014346</text:p>
          </table:table-cell>
          <table:table-cell office:value-type="float" office:value="15807.888624" calcext:value-type="float">
            <text:p>15807.888624</text:p>
          </table:table-cell>
          <table:table-cell office:value-type="string" calcext:value-type="string">
            <text:p><text:s/>1.5%</text:p>
          </table:table-cell>
          <table:table-cell table:formula="of:=[.F23]*1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481.137116" calcext:value-type="float">
            <text:p>22481.137116</text:p>
          </table:table-cell>
          <table:table-cell office:value-type="float" office:value="33640.388009" calcext:value-type="float">
            <text:p>33640.388009</text:p>
          </table:table-cell>
          <table:table-cell office:value-type="float" office:value="42570.46505" calcext:value-type="float">
            <text:p>42570.46505</text:p>
          </table:table-cell>
          <table:table-cell office:value-type="float" office:value="15702.164842" calcext:value-type="float">
            <text:p>15702.164842</text:p>
          </table:table-cell>
          <table:table-cell office:value-type="string" calcext:value-type="string">
            <text:p><text:s/>1.3%</text:p>
          </table:table-cell>
          <table:table-cell table:formula="of:=[.F24]*1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18.140446" calcext:value-type="float">
            <text:p>24418.140446</text:p>
          </table:table-cell>
          <table:table-cell office:value-type="float" office:value="34836.507208" calcext:value-type="float">
            <text:p>34836.507208</text:p>
          </table:table-cell>
          <table:table-cell office:value-type="float" office:value="42878.641839" calcext:value-type="float">
            <text:p>42878.641839</text:p>
          </table:table-cell>
          <table:table-cell office:value-type="float" office:value="15570.691198" calcext:value-type="float">
            <text:p>15570.691198</text:p>
          </table:table-cell>
          <table:table-cell office:value-type="string" calcext:value-type="string">
            <text:p><text:s/>1.3%</text:p>
          </table:table-cell>
          <table:table-cell table:formula="of:=[.F25]*1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302.372916" calcext:value-type="float">
            <text:p>25302.372916</text:p>
          </table:table-cell>
          <table:table-cell office:value-type="float" office:value="35559.588802" calcext:value-type="float">
            <text:p>35559.588802</text:p>
          </table:table-cell>
          <table:table-cell office:value-type="float" office:value="43361.300635" calcext:value-type="float">
            <text:p>43361.300635</text:p>
          </table:table-cell>
          <table:table-cell office:value-type="float" office:value="15635.995021" calcext:value-type="float">
            <text:p>15635.995021</text:p>
          </table:table-cell>
          <table:table-cell office:value-type="string" calcext:value-type="string">
            <text:p><text:s/>1.2%</text:p>
          </table:table-cell>
          <table:table-cell table:formula="of:=[.F26]*1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868.005508" calcext:value-type="float">
            <text:p>24868.005508</text:p>
          </table:table-cell>
          <table:table-cell office:value-type="float" office:value="36153.014251" calcext:value-type="float">
            <text:p>36153.014251</text:p>
          </table:table-cell>
          <table:table-cell office:value-type="float" office:value="43263.492676" calcext:value-type="float">
            <text:p>43263.492676</text:p>
          </table:table-cell>
          <table:table-cell office:value-type="float" office:value="15564.841512" calcext:value-type="float">
            <text:p>15564.841512</text:p>
          </table:table-cell>
          <table:table-cell office:value-type="string" calcext:value-type="string">
            <text:p><text:s/>1.1%</text:p>
          </table:table-cell>
          <table:table-cell table:formula="of:=[.F27]*1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745.228856" calcext:value-type="float">
            <text:p>25745.228856</text:p>
          </table:table-cell>
          <table:table-cell office:value-type="float" office:value="35449.543148" calcext:value-type="float">
            <text:p>35449.543148</text:p>
          </table:table-cell>
          <table:table-cell office:value-type="float" office:value="42954.586505" calcext:value-type="float">
            <text:p>42954.586505</text:p>
          </table:table-cell>
          <table:table-cell office:value-type="float" office:value="15379.360688" calcext:value-type="float">
            <text:p>15379.360688</text:p>
          </table:table-cell>
          <table:table-cell office:value-type="string" calcext:value-type="string">
            <text:p><text:s/>1.1%</text:p>
          </table:table-cell>
          <table:table-cell table:formula="of:=[.F28]*1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871.274408" calcext:value-type="float">
            <text:p>25871.274408</text:p>
          </table:table-cell>
          <table:table-cell office:value-type="float" office:value="35903.887165" calcext:value-type="float">
            <text:p>35903.887165</text:p>
          </table:table-cell>
          <table:table-cell office:value-type="float" office:value="42006.870705" calcext:value-type="float">
            <text:p>42006.870705</text:p>
          </table:table-cell>
          <table:table-cell office:value-type="float" office:value="14963.288133" calcext:value-type="float">
            <text:p>14963.288133</text:p>
          </table:table-cell>
          <table:table-cell office:value-type="string" calcext:value-type="string">
            <text:p><text:s/>1.0%</text:p>
          </table:table-cell>
          <table:table-cell table:formula="of:=[.F29]*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610.692848" calcext:value-type="float">
            <text:p>26610.692848</text:p>
          </table:table-cell>
          <table:table-cell office:value-type="float" office:value="36404.096759" calcext:value-type="float">
            <text:p>36404.096759</text:p>
          </table:table-cell>
          <table:table-cell office:value-type="float" office:value="42179.528728" calcext:value-type="float">
            <text:p>42179.528728</text:p>
          </table:table-cell>
          <table:table-cell office:value-type="float" office:value="14940.622558" calcext:value-type="float">
            <text:p>14940.622558</text:p>
          </table:table-cell>
          <table:table-cell office:value-type="string" calcext:value-type="string">
            <text:p><text:s/>0.9%</text:p>
          </table:table-cell>
          <table:table-cell table:formula="of:=[.F30]*1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433.496899" calcext:value-type="float">
            <text:p>27433.496899</text:p>
          </table:table-cell>
          <table:table-cell office:value-type="float" office:value="37044.001806" calcext:value-type="float">
            <text:p>37044.001806</text:p>
          </table:table-cell>
          <table:table-cell office:value-type="float" office:value="42498.378101" calcext:value-type="float">
            <text:p>42498.378101</text:p>
          </table:table-cell>
          <table:table-cell office:value-type="float" office:value="14990.124192" calcext:value-type="float">
            <text:p>14990.124192</text:p>
          </table:table-cell>
          <table:table-cell office:value-type="string" calcext:value-type="string">
            <text:p><text:s/>0.9%</text:p>
          </table:table-cell>
          <table:table-cell table:formula="of:=[.F31]*1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817.303189" calcext:value-type="float">
            <text:p>27817.303189</text:p>
          </table:table-cell>
          <table:table-cell office:value-type="float" office:value="37974.853301" calcext:value-type="float">
            <text:p>37974.853301</text:p>
          </table:table-cell>
          <table:table-cell office:value-type="float" office:value="42610.107861" calcext:value-type="float">
            <text:p>42610.107861</text:p>
          </table:table-cell>
          <table:table-cell office:value-type="float" office:value="14934.981692" calcext:value-type="float">
            <text:p>14934.981692</text:p>
          </table:table-cell>
          <table:table-cell office:value-type="string" calcext:value-type="string">
            <text:p><text:s/>0.8%</text:p>
          </table:table-cell>
          <table:table-cell table:formula="of:=[.F32]*1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269.506589" calcext:value-type="float">
            <text:p>28269.506589</text:p>
          </table:table-cell>
          <table:table-cell office:value-type="float" office:value="37898.081642" calcext:value-type="float">
            <text:p>37898.081642</text:p>
          </table:table-cell>
          <table:table-cell office:value-type="float" office:value="42836.807405" calcext:value-type="float">
            <text:p>42836.807405</text:p>
          </table:table-cell>
          <table:table-cell office:value-type="float" office:value="14928.010603" calcext:value-type="float">
            <text:p>14928.010603</text:p>
          </table:table-cell>
          <table:table-cell office:value-type="string" calcext:value-type="string">
            <text:p><text:s/>0.7%</text:p>
          </table:table-cell>
          <table:table-cell table:formula="of:=[.F33]*1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9298.826973" calcext:value-type="float">
            <text:p>29298.826973</text:p>
          </table:table-cell>
          <table:table-cell office:value-type="float" office:value="37673.285259" calcext:value-type="float">
            <text:p>37673.285259</text:p>
          </table:table-cell>
          <table:table-cell office:value-type="float" office:value="43063.030027" calcext:value-type="float">
            <text:p>43063.030027</text:p>
          </table:table-cell>
          <table:table-cell office:value-type="float" office:value="14973.5482" calcext:value-type="float">
            <text:p>14973.5482</text:p>
          </table:table-cell>
          <table:table-cell office:value-type="string" calcext:value-type="string">
            <text:p><text:s/>0.7%</text:p>
          </table:table-cell>
          <table:table-cell table:formula="of:=[.F34]*1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731.942706" calcext:value-type="float">
            <text:p>30731.942706</text:p>
          </table:table-cell>
          <table:table-cell office:value-type="float" office:value="37778.673245" calcext:value-type="float">
            <text:p>37778.673245</text:p>
          </table:table-cell>
          <table:table-cell office:value-type="float" office:value="42650.742413" calcext:value-type="float">
            <text:p>42650.742413</text:p>
          </table:table-cell>
          <table:table-cell office:value-type="float" office:value="14786.916483" calcext:value-type="float">
            <text:p>14786.916483</text:p>
          </table:table-cell>
          <table:table-cell office:value-type="string" calcext:value-type="string">
            <text:p><text:s/>0.7%</text:p>
          </table:table-cell>
          <table:table-cell table:formula="of:=[.F35]*1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1263.587866" calcext:value-type="float">
            <text:p>31263.587866</text:p>
          </table:table-cell>
          <table:table-cell office:value-type="float" office:value="38119.9904" calcext:value-type="float">
            <text:p>38119.9904</text:p>
          </table:table-cell>
          <table:table-cell office:value-type="float" office:value="42721.896998" calcext:value-type="float">
            <text:p>42721.896998</text:p>
          </table:table-cell>
          <table:table-cell office:value-type="float" office:value="14792.601437" calcext:value-type="float">
            <text:p>14792.601437</text:p>
          </table:table-cell>
          <table:table-cell office:value-type="string" calcext:value-type="string">
            <text:p><text:s/>0.6%</text:p>
          </table:table-cell>
          <table:table-cell table:formula="of:=[.F36]*1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1196.544516" calcext:value-type="float">
            <text:p>31196.544516</text:p>
          </table:table-cell>
          <table:table-cell office:value-type="float" office:value="38247.78007" calcext:value-type="float">
            <text:p>38247.78007</text:p>
          </table:table-cell>
          <table:table-cell office:value-type="float" office:value="42984.76153" calcext:value-type="float">
            <text:p>42984.76153</text:p>
          </table:table-cell>
          <table:table-cell office:value-type="float" office:value="14842.096787" calcext:value-type="float">
            <text:p>14842.096787</text:p>
          </table:table-cell>
          <table:table-cell office:value-type="string" calcext:value-type="string">
            <text:p><text:s/>0.6%</text:p>
          </table:table-cell>
          <table:table-cell table:formula="of:=[.F37]*1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2383.176614" calcext:value-type="float">
            <text:p>32383.176614</text:p>
          </table:table-cell>
          <table:table-cell office:value-type="float" office:value="38886.61549" calcext:value-type="float">
            <text:p>38886.61549</text:p>
          </table:table-cell>
          <table:table-cell office:value-type="float" office:value="43130.947548" calcext:value-type="float">
            <text:p>43130.947548</text:p>
          </table:table-cell>
          <table:table-cell office:value-type="float" office:value="14819.673388" calcext:value-type="float">
            <text:p>14819.673388</text:p>
          </table:table-cell>
          <table:table-cell office:value-type="string" calcext:value-type="string">
            <text:p><text:s/>0.5%</text:p>
          </table:table-cell>
          <table:table-cell table:formula="of:=[.F38]*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2976.269312" calcext:value-type="float">
            <text:p>32976.269312</text:p>
          </table:table-cell>
          <table:table-cell office:value-type="float" office:value="39043.779946" calcext:value-type="float">
            <text:p>39043.779946</text:p>
          </table:table-cell>
          <table:table-cell office:value-type="float" office:value="43233.709105" calcext:value-type="float">
            <text:p>43233.709105</text:p>
          </table:table-cell>
          <table:table-cell office:value-type="float" office:value="14832.395484" calcext:value-type="float">
            <text:p>14832.395484</text:p>
          </table:table-cell>
          <table:table-cell office:value-type="string" calcext:value-type="string">
            <text:p><text:s/>0.5%</text:p>
          </table:table-cell>
          <table:table-cell table:formula="of:=[.F39]*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2481.697321" calcext:value-type="float">
            <text:p>32481.697321</text:p>
          </table:table-cell>
          <table:table-cell office:value-type="float" office:value="39179.080068" calcext:value-type="float">
            <text:p>39179.080068</text:p>
          </table:table-cell>
          <table:table-cell office:value-type="float" office:value="43233.252843" calcext:value-type="float">
            <text:p>43233.252843</text:p>
          </table:table-cell>
          <table:table-cell office:value-type="float" office:value="14804.640492" calcext:value-type="float">
            <text:p>14804.640492</text:p>
          </table:table-cell>
          <table:table-cell office:value-type="string" calcext:value-type="string">
            <text:p><text:s/>0.4%</text:p>
          </table:table-cell>
          <table:table-cell table:formula="of:=[.F40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2788.35091" calcext:value-type="float">
            <text:p>32788.35091</text:p>
          </table:table-cell>
          <table:table-cell office:value-type="float" office:value="39452.847702" calcext:value-type="float">
            <text:p>39452.847702</text:p>
          </table:table-cell>
          <table:table-cell office:value-type="float" office:value="43221.148506" calcext:value-type="float">
            <text:p>43221.148506</text:p>
          </table:table-cell>
          <table:table-cell office:value-type="float" office:value="14780.191662" calcext:value-type="float">
            <text:p>14780.191662</text:p>
          </table:table-cell>
          <table:table-cell office:value-type="string" calcext:value-type="string">
            <text:p><text:s/>0.4%</text:p>
          </table:table-cell>
          <table:table-cell table:formula="of:=[.F41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104.025543" calcext:value-type="float">
            <text:p>33104.025543</text:p>
          </table:table-cell>
          <table:table-cell office:value-type="float" office:value="39531.627213" calcext:value-type="float">
            <text:p>39531.627213</text:p>
          </table:table-cell>
          <table:table-cell office:value-type="float" office:value="43304.185609" calcext:value-type="float">
            <text:p>43304.185609</text:p>
          </table:table-cell>
          <table:table-cell office:value-type="float" office:value="14780.249638" calcext:value-type="float">
            <text:p>14780.249638</text:p>
          </table:table-cell>
          <table:table-cell office:value-type="string" calcext:value-type="string">
            <text:p><text:s/>0.4%</text:p>
          </table:table-cell>
          <table:table-cell table:formula="of:=[.F42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4139.335655" calcext:value-type="float">
            <text:p>34139.335655</text:p>
          </table:table-cell>
          <table:table-cell office:value-type="float" office:value="39921.936096" calcext:value-type="float">
            <text:p>39921.936096</text:p>
          </table:table-cell>
          <table:table-cell office:value-type="float" office:value="43383.919552" calcext:value-type="float">
            <text:p>43383.919552</text:p>
          </table:table-cell>
          <table:table-cell office:value-type="float" office:value="14782.333204" calcext:value-type="float">
            <text:p>14782.333204</text:p>
          </table:table-cell>
          <table:table-cell office:value-type="string" calcext:value-type="string">
            <text:p><text:s/>0.4%</text:p>
          </table:table-cell>
          <table:table-cell table:formula="of:=[.F43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3824.972601" calcext:value-type="float">
            <text:p>33824.972601</text:p>
          </table:table-cell>
          <table:table-cell office:value-type="float" office:value="39791.080125" calcext:value-type="float">
            <text:p>39791.080125</text:p>
          </table:table-cell>
          <table:table-cell office:value-type="float" office:value="43217.490459" calcext:value-type="float">
            <text:p>43217.490459</text:p>
          </table:table-cell>
          <table:table-cell office:value-type="float" office:value="14748.982593" calcext:value-type="float">
            <text:p>14748.982593</text:p>
          </table:table-cell>
          <table:table-cell office:value-type="string" calcext:value-type="string">
            <text:p><text:s/>0.3%</text:p>
          </table:table-cell>
          <table:table-cell table:formula="of:=[.F44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4714.802076" calcext:value-type="float">
            <text:p>34714.802076</text:p>
          </table:table-cell>
          <table:table-cell office:value-type="float" office:value="40180.005668" calcext:value-type="float">
            <text:p>40180.005668</text:p>
          </table:table-cell>
          <table:table-cell office:value-type="float" office:value="43450.93704" calcext:value-type="float">
            <text:p>43450.93704</text:p>
          </table:table-cell>
          <table:table-cell office:value-type="float" office:value="14753.297073" calcext:value-type="float">
            <text:p>14753.297073</text:p>
          </table:table-cell>
          <table:table-cell office:value-type="string" calcext:value-type="string">
            <text:p><text:s/>0.3%</text:p>
          </table:table-cell>
          <table:table-cell table:formula="of:=[.F45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4554.860338" calcext:value-type="float">
            <text:p>34554.860338</text:p>
          </table:table-cell>
          <table:table-cell office:value-type="float" office:value="40202.151815" calcext:value-type="float">
            <text:p>40202.151815</text:p>
          </table:table-cell>
          <table:table-cell office:value-type="float" office:value="43444.812115" calcext:value-type="float">
            <text:p>43444.812115</text:p>
          </table:table-cell>
          <table:table-cell office:value-type="float" office:value="14761.829308" calcext:value-type="float">
            <text:p>14761.829308</text:p>
          </table:table-cell>
          <table:table-cell office:value-type="string" calcext:value-type="string">
            <text:p><text:s/>0.3%</text:p>
          </table:table-cell>
          <table:table-cell table:formula="of:=[.F46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5038.814916" calcext:value-type="float">
            <text:p>35038.814916</text:p>
          </table:table-cell>
          <table:table-cell office:value-type="float" office:value="40462.725284" calcext:value-type="float">
            <text:p>40462.725284</text:p>
          </table:table-cell>
          <table:table-cell office:value-type="float" office:value="43453.670263" calcext:value-type="float">
            <text:p>43453.670263</text:p>
          </table:table-cell>
          <table:table-cell office:value-type="float" office:value="14752.178629" calcext:value-type="float">
            <text:p>14752.178629</text:p>
          </table:table-cell>
          <table:table-cell office:value-type="string" calcext:value-type="string">
            <text:p><text:s/>0.3%</text:p>
          </table:table-cell>
          <table:table-cell table:formula="of:=[.F47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6387.634244" calcext:value-type="float">
            <text:p>36387.634244</text:p>
          </table:table-cell>
          <table:table-cell office:value-type="float" office:value="41922.739554" calcext:value-type="float">
            <text:p>41922.739554</text:p>
          </table:table-cell>
          <table:table-cell office:value-type="float" office:value="44756.944851" calcext:value-type="float">
            <text:p>44756.944851</text:p>
          </table:table-cell>
          <table:table-cell office:value-type="float" office:value="15205.832847" calcext:value-type="float">
            <text:p>15205.832847</text:p>
          </table:table-cell>
          <table:table-cell office:value-type="string" calcext:value-type="string">
            <text:p><text:s/>0.2%</text:p>
          </table:table-cell>
          <table:table-cell table:formula="of:=[.F48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6599.95912" calcext:value-type="float">
            <text:p>36599.95912</text:p>
          </table:table-cell>
          <table:table-cell office:value-type="float" office:value="41727.73731" calcext:value-type="float">
            <text:p>41727.73731</text:p>
          </table:table-cell>
          <table:table-cell office:value-type="float" office:value="44718.009872" calcext:value-type="float">
            <text:p>44718.009872</text:p>
          </table:table-cell>
          <table:table-cell office:value-type="float" office:value="15169.156" calcext:value-type="float">
            <text:p>15169.156</text:p>
          </table:table-cell>
          <table:table-cell office:value-type="string" calcext:value-type="string">
            <text:p><text:s/>0.2%</text:p>
          </table:table-cell>
          <table:table-cell table:formula="of:=[.F49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6122.312335" calcext:value-type="float">
            <text:p>36122.312335</text:p>
          </table:table-cell>
          <table:table-cell office:value-type="float" office:value="40610.100594" calcext:value-type="float">
            <text:p>40610.100594</text:p>
          </table:table-cell>
          <table:table-cell office:value-type="float" office:value="43539.004827" calcext:value-type="float">
            <text:p>43539.004827</text:p>
          </table:table-cell>
          <table:table-cell office:value-type="float" office:value="14889.961831" calcext:value-type="float">
            <text:p>14889.961831</text:p>
          </table:table-cell>
          <table:table-cell office:value-type="string" calcext:value-type="string">
            <text:p><text:s/>0.2%</text:p>
          </table:table-cell>
          <table:table-cell table:formula="of:=[.F50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5862.542582" calcext:value-type="float">
            <text:p>35862.542582</text:p>
          </table:table-cell>
          <table:table-cell office:value-type="float" office:value="39268.066632" calcext:value-type="float">
            <text:p>39268.066632</text:p>
          </table:table-cell>
          <table:table-cell office:value-type="float" office:value="42808.576982" calcext:value-type="float">
            <text:p>42808.576982</text:p>
          </table:table-cell>
          <table:table-cell office:value-type="float" office:value="14682.708413" calcext:value-type="float">
            <text:p>14682.708413</text:p>
          </table:table-cell>
          <table:table-cell office:value-type="string" calcext:value-type="string">
            <text:p><text:s/>0.2%</text:p>
          </table:table-cell>
          <table:table-cell table:formula="of:=[.F51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35925.51476" calcext:value-type="float">
            <text:p>35925.51476</text:p>
          </table:table-cell>
          <table:table-cell office:value-type="float" office:value="39111.286342" calcext:value-type="float">
            <text:p>39111.286342</text:p>
          </table:table-cell>
          <table:table-cell office:value-type="float" office:value="42785.471473" calcext:value-type="float">
            <text:p>42785.471473</text:p>
          </table:table-cell>
          <table:table-cell office:value-type="float" office:value="14699.931294" calcext:value-type="float">
            <text:p>14699.931294</text:p>
          </table:table-cell>
          <table:table-cell office:value-type="string" calcext:value-type="string">
            <text:p><text:s/>0.2%</text:p>
          </table:table-cell>
          <table:table-cell table:formula="of:=[.F52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5929.88445" calcext:value-type="float">
            <text:p>35929.88445</text:p>
          </table:table-cell>
          <table:table-cell office:value-type="float" office:value="39180.71862" calcext:value-type="float">
            <text:p>39180.71862</text:p>
          </table:table-cell>
          <table:table-cell office:value-type="float" office:value="42655.534265" calcext:value-type="float">
            <text:p>42655.534265</text:p>
          </table:table-cell>
          <table:table-cell office:value-type="float" office:value="14680.002718" calcext:value-type="float">
            <text:p>14680.002718</text:p>
          </table:table-cell>
          <table:table-cell office:value-type="string" calcext:value-type="string">
            <text:p><text:s/>0.2%</text:p>
          </table:table-cell>
          <table:table-cell table:formula="of:=[.F53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6141.706945" calcext:value-type="float">
            <text:p>36141.706945</text:p>
          </table:table-cell>
          <table:table-cell office:value-type="float" office:value="39293.267713" calcext:value-type="float">
            <text:p>39293.267713</text:p>
          </table:table-cell>
          <table:table-cell office:value-type="float" office:value="42668.963248" calcext:value-type="float">
            <text:p>42668.963248</text:p>
          </table:table-cell>
          <table:table-cell office:value-type="float" office:value="14682.351019" calcext:value-type="float">
            <text:p>14682.351019</text:p>
          </table:table-cell>
          <table:table-cell office:value-type="string" calcext:value-type="string">
            <text:p><text:s/>0.1%</text:p>
          </table:table-cell>
          <table:table-cell table:formula="of:=[.F54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5916.622111" calcext:value-type="float">
            <text:p>35916.622111</text:p>
          </table:table-cell>
          <table:table-cell office:value-type="float" office:value="39463.676821" calcext:value-type="float">
            <text:p>39463.676821</text:p>
          </table:table-cell>
          <table:table-cell office:value-type="float" office:value="42764.746277" calcext:value-type="float">
            <text:p>42764.746277</text:p>
          </table:table-cell>
          <table:table-cell office:value-type="float" office:value="14699.678969" calcext:value-type="float">
            <text:p>14699.678969</text:p>
          </table:table-cell>
          <table:table-cell office:value-type="string" calcext:value-type="string">
            <text:p><text:s/>0.1%</text:p>
          </table:table-cell>
          <table:table-cell table:formula="of:=[.F55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6328.98663" calcext:value-type="float">
            <text:p>36328.98663</text:p>
          </table:table-cell>
          <table:table-cell office:value-type="float" office:value="39983.942381" calcext:value-type="float">
            <text:p>39983.942381</text:p>
          </table:table-cell>
          <table:table-cell office:value-type="float" office:value="43071.515836" calcext:value-type="float">
            <text:p>43071.515836</text:p>
          </table:table-cell>
          <table:table-cell office:value-type="float" office:value="14811.65883" calcext:value-type="float">
            <text:p>14811.65883</text:p>
          </table:table-cell>
          <table:table-cell office:value-type="string" calcext:value-type="string">
            <text:p><text:s/>0.1%</text:p>
          </table:table-cell>
          <table:table-cell table:formula="of:=[.F56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29645.07524" calcext:value-type="float">
            <text:p>29645.07524</text:p>
          </table:table-cell>
          <table:table-cell office:value-type="float" office:value="38287.249158" calcext:value-type="float">
            <text:p>38287.249158</text:p>
          </table:table-cell>
          <table:table-cell office:value-type="float" office:value="42947.056508" calcext:value-type="float">
            <text:p>42947.056508</text:p>
          </table:table-cell>
          <table:table-cell office:value-type="float" office:value="14672.859628" calcext:value-type="float">
            <text:p>14672.859628</text:p>
          </table:table-cell>
          <table:table-cell office:value-type="string" calcext:value-type="string">
            <text:p><text:s/>0.1%</text:p>
          </table:table-cell>
          <table:table-cell table:formula="of:=[.F57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26563.918647" calcext:value-type="float">
            <text:p>26563.918647</text:p>
          </table:table-cell>
          <table:table-cell office:value-type="float" office:value="39389.616156" calcext:value-type="float">
            <text:p>39389.616156</text:p>
          </table:table-cell>
          <table:table-cell office:value-type="float" office:value="42689.851206" calcext:value-type="float">
            <text:p>42689.851206</text:p>
          </table:table-cell>
          <table:table-cell office:value-type="float" office:value="14698.004138" calcext:value-type="float">
            <text:p>14698.004138</text:p>
          </table:table-cell>
          <table:table-cell office:value-type="string" calcext:value-type="string">
            <text:p><text:s/>0.1%</text:p>
          </table:table-cell>
          <table:table-cell table:formula="of:=[.F58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6541.012759" calcext:value-type="float">
            <text:p>26541.012759</text:p>
          </table:table-cell>
          <table:table-cell office:value-type="float" office:value="39315.979738" calcext:value-type="float">
            <text:p>39315.979738</text:p>
          </table:table-cell>
          <table:table-cell office:value-type="float" office:value="42692.864666" calcext:value-type="float">
            <text:p>42692.864666</text:p>
          </table:table-cell>
          <table:table-cell office:value-type="float" office:value="14666.409224" calcext:value-type="float">
            <text:p>14666.409224</text:p>
          </table:table-cell>
          <table:table-cell office:value-type="string" calcext:value-type="string">
            <text:p><text:s/>0.1%</text:p>
          </table:table-cell>
          <table:table-cell table:formula="of:=[.F59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26459.09067" calcext:value-type="float">
            <text:p>26459.09067</text:p>
          </table:table-cell>
          <table:table-cell office:value-type="float" office:value="39506.107071" calcext:value-type="float">
            <text:p>39506.107071</text:p>
          </table:table-cell>
          <table:table-cell office:value-type="float" office:value="42655.733002" calcext:value-type="float">
            <text:p>42655.733002</text:p>
          </table:table-cell>
          <table:table-cell office:value-type="float" office:value="14671.524994" calcext:value-type="float">
            <text:p>14671.524994</text:p>
          </table:table-cell>
          <table:table-cell office:value-type="string" calcext:value-type="string">
            <text:p><text:s/>0.1%</text:p>
          </table:table-cell>
          <table:table-cell table:formula="of:=[.F60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26516.264424" calcext:value-type="float">
            <text:p>26516.264424</text:p>
          </table:table-cell>
          <table:table-cell office:value-type="float" office:value="39110.339651" calcext:value-type="float">
            <text:p>39110.339651</text:p>
          </table:table-cell>
          <table:table-cell office:value-type="float" office:value="42669.230247" calcext:value-type="float">
            <text:p>42669.230247</text:p>
          </table:table-cell>
          <table:table-cell office:value-type="float" office:value="14680.011784" calcext:value-type="float">
            <text:p>14680.011784</text:p>
          </table:table-cell>
          <table:table-cell office:value-type="string" calcext:value-type="string">
            <text:p><text:s/>0.1%</text:p>
          </table:table-cell>
          <table:table-cell table:formula="of:=[.F61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26440.051616" calcext:value-type="float">
            <text:p>26440.051616</text:p>
          </table:table-cell>
          <table:table-cell office:value-type="float" office:value="39184.975359" calcext:value-type="float">
            <text:p>39184.975359</text:p>
          </table:table-cell>
          <table:table-cell office:value-type="float" office:value="42720.877475" calcext:value-type="float">
            <text:p>42720.877475</text:p>
          </table:table-cell>
          <table:table-cell office:value-type="float" office:value="14692.369808" calcext:value-type="float">
            <text:p>14692.369808</text:p>
          </table:table-cell>
          <table:table-cell office:value-type="string" calcext:value-type="string">
            <text:p><text:s/>0.0%</text:p>
          </table:table-cell>
          <table:table-cell table:formula="of:=[.F6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26291.147566" calcext:value-type="float">
            <text:p>26291.147566</text:p>
          </table:table-cell>
          <table:table-cell office:value-type="float" office:value="38848.13314" calcext:value-type="float">
            <text:p>38848.13314</text:p>
          </table:table-cell>
          <table:table-cell office:value-type="float" office:value="42401.128948" calcext:value-type="float">
            <text:p>42401.128948</text:p>
          </table:table-cell>
          <table:table-cell office:value-type="float" office:value="14566.869597" calcext:value-type="float">
            <text:p>14566.869597</text:p>
          </table:table-cell>
          <table:table-cell office:value-type="string" calcext:value-type="string">
            <text:p><text:s/>0.0%</text:p>
          </table:table-cell>
          <table:table-cell table:formula="of:=[.F6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26310.492093" calcext:value-type="float">
            <text:p>26310.492093</text:p>
          </table:table-cell>
          <table:table-cell office:value-type="float" office:value="39139.123882" calcext:value-type="float">
            <text:p>39139.123882</text:p>
          </table:table-cell>
          <table:table-cell office:value-type="float" office:value="42715.849666" calcext:value-type="float">
            <text:p>42715.849666</text:p>
          </table:table-cell>
          <table:table-cell office:value-type="float" office:value="14664.079237" calcext:value-type="float">
            <text:p>14664.079237</text:p>
          </table:table-cell>
          <table:table-cell office:value-type="string" calcext:value-type="string">
            <text:p><text:s/>0.0%</text:p>
          </table:table-cell>
          <table:table-cell table:formula="of:=[.F6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26301.042168" calcext:value-type="float">
            <text:p>26301.042168</text:p>
          </table:table-cell>
          <table:table-cell office:value-type="float" office:value="39235.63144" calcext:value-type="float">
            <text:p>39235.63144</text:p>
          </table:table-cell>
          <table:table-cell office:value-type="float" office:value="42713.666048" calcext:value-type="float">
            <text:p>42713.666048</text:p>
          </table:table-cell>
          <table:table-cell office:value-type="float" office:value="14699.236904" calcext:value-type="float">
            <text:p>14699.236904</text:p>
          </table:table-cell>
          <table:table-cell office:value-type="string" calcext:value-type="string">
            <text:p><text:s/>0.0%</text:p>
          </table:table-cell>
          <table:table-cell table:formula="of:=[.F6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27166.27506" calcext:value-type="float">
            <text:p>27166.27506</text:p>
          </table:table-cell>
          <table:table-cell office:value-type="float" office:value="39004.685695" calcext:value-type="float">
            <text:p>39004.685695</text:p>
          </table:table-cell>
          <table:table-cell office:value-type="float" office:value="44149.917322" calcext:value-type="float">
            <text:p>44149.917322</text:p>
          </table:table-cell>
          <table:table-cell office:value-type="float" office:value="15165.629484" calcext:value-type="float">
            <text:p>15165.629484</text:p>
          </table:table-cell>
          <table:table-cell office:value-type="string" calcext:value-type="string">
            <text:p><text:s/>0.0%</text:p>
          </table:table-cell>
          <table:table-cell table:formula="of:=[.F6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float" office:value="26722.867792" calcext:value-type="float">
            <text:p>26722.867792</text:p>
          </table:table-cell>
          <table:table-cell office:value-type="float" office:value="38925.088124" calcext:value-type="float">
            <text:p>38925.088124</text:p>
          </table:table-cell>
          <table:table-cell office:value-type="float" office:value="43507.495319" calcext:value-type="float">
            <text:p>43507.495319</text:p>
          </table:table-cell>
          <table:table-cell office:value-type="float" office:value="14981.390617" calcext:value-type="float">
            <text:p>14981.390617</text:p>
          </table:table-cell>
          <table:table-cell office:value-type="string" calcext:value-type="string">
            <text:p><text:s/>0.0%</text:p>
          </table:table-cell>
          <table:table-cell table:formula="of:=[.F6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26104.118537" calcext:value-type="float">
            <text:p>26104.118537</text:p>
          </table:table-cell>
          <table:table-cell office:value-type="float" office:value="38667.704793" calcext:value-type="float">
            <text:p>38667.704793</text:p>
          </table:table-cell>
          <table:table-cell office:value-type="float" office:value="42651.903461" calcext:value-type="float">
            <text:p>42651.903461</text:p>
          </table:table-cell>
          <table:table-cell office:value-type="float" office:value="14684.128305" calcext:value-type="float">
            <text:p>14684.128305</text:p>
          </table:table-cell>
          <table:table-cell office:value-type="string" calcext:value-type="string">
            <text:p><text:s/>0.0%</text:p>
          </table:table-cell>
          <table:table-cell table:formula="of:=[.F6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float" office:value="26020.897437" calcext:value-type="float">
            <text:p>26020.897437</text:p>
          </table:table-cell>
          <table:table-cell office:value-type="float" office:value="38426.203447" calcext:value-type="float">
            <text:p>38426.203447</text:p>
          </table:table-cell>
          <table:table-cell office:value-type="float" office:value="42536.117328" calcext:value-type="float">
            <text:p>42536.117328</text:p>
          </table:table-cell>
          <table:table-cell office:value-type="float" office:value="14643.645943" calcext:value-type="float">
            <text:p>14643.645943</text:p>
          </table:table-cell>
          <table:table-cell office:value-type="string" calcext:value-type="string">
            <text:p><text:s/>0.0%</text:p>
          </table:table-cell>
          <table:table-cell table:formula="of:=[.F6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26001.433239" calcext:value-type="float">
            <text:p>26001.433239</text:p>
          </table:table-cell>
          <table:table-cell office:value-type="float" office:value="38905.819264" calcext:value-type="float">
            <text:p>38905.819264</text:p>
          </table:table-cell>
          <table:table-cell office:value-type="float" office:value="42271.739715" calcext:value-type="float">
            <text:p>42271.739715</text:p>
          </table:table-cell>
          <table:table-cell office:value-type="float" office:value="14597.949747" calcext:value-type="float">
            <text:p>14597.949747</text:p>
          </table:table-cell>
          <table:table-cell office:value-type="string" calcext:value-type="string">
            <text:p><text:s/>0.0%</text:p>
          </table:table-cell>
          <table:table-cell table:formula="of:=[.F7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26942.515041" calcext:value-type="float">
            <text:p>26942.515041</text:p>
          </table:table-cell>
          <table:table-cell office:value-type="float" office:value="36792.822793" calcext:value-type="float">
            <text:p>36792.822793</text:p>
          </table:table-cell>
          <table:table-cell office:value-type="float" office:value="42849.340682" calcext:value-type="float">
            <text:p>42849.340682</text:p>
          </table:table-cell>
          <table:table-cell office:value-type="float" office:value="15086.680163" calcext:value-type="float">
            <text:p>15086.680163</text:p>
          </table:table-cell>
          <table:table-cell office:value-type="string" calcext:value-type="string">
            <text:p><text:s/>0.0%</text:p>
          </table:table-cell>
          <table:table-cell table:formula="of:=[.F7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4" calcext:value-type="float">
            <text:p>17554</text:p>
          </table:table-cell>
          <table:table-cell office:value-type="float" office:value="25808.352865" calcext:value-type="float">
            <text:p>25808.352865</text:p>
          </table:table-cell>
          <table:table-cell office:value-type="float" office:value="35255.8744" calcext:value-type="float">
            <text:p>35255.8744</text:p>
          </table:table-cell>
          <table:table-cell office:value-type="float" office:value="40243.240578" calcext:value-type="float">
            <text:p>40243.240578</text:p>
          </table:table-cell>
          <table:table-cell office:value-type="float" office:value="14672.476587" calcext:value-type="float">
            <text:p>14672.476587</text:p>
          </table:table-cell>
          <table:table-cell office:value-type="string" calcext:value-type="string">
            <text:p><text:s/>0.0%</text:p>
          </table:table-cell>
          <table:table-cell table:formula="of:=[.F7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7" calcext:value-type="float">
            <text:p>19227</text:p>
          </table:table-cell>
          <table:table-cell office:value-type="float" office:value="25789.066561" calcext:value-type="float">
            <text:p>25789.066561</text:p>
          </table:table-cell>
          <table:table-cell office:value-type="float" office:value="34366.92097" calcext:value-type="float">
            <text:p>34366.92097</text:p>
          </table:table-cell>
          <table:table-cell office:value-type="float" office:value="38663.288177" calcext:value-type="float">
            <text:p>38663.288177</text:p>
          </table:table-cell>
          <table:table-cell office:value-type="float" office:value="14640.420995" calcext:value-type="float">
            <text:p>14640.420995</text:p>
          </table:table-cell>
          <table:table-cell office:value-type="string" calcext:value-type="string">
            <text:p><text:s/>0.0%</text:p>
          </table:table-cell>
          <table:table-cell table:formula="of:=[.F7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float" office:value="25637.407398" calcext:value-type="float">
            <text:p>25637.407398</text:p>
          </table:table-cell>
          <table:table-cell office:value-type="float" office:value="31908.840723" calcext:value-type="float">
            <text:p>31908.840723</text:p>
          </table:table-cell>
          <table:table-cell office:value-type="float" office:value="37161.566933" calcext:value-type="float">
            <text:p>37161.566933</text:p>
          </table:table-cell>
          <table:table-cell office:value-type="float" office:value="14741.782218" calcext:value-type="float">
            <text:p>14741.782218</text:p>
          </table:table-cell>
          <table:table-cell office:value-type="string" calcext:value-type="string">
            <text:p><text:s/>0.0%</text:p>
          </table:table-cell>
          <table:table-cell table:formula="of:=[.F7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6" calcext:value-type="float">
            <text:p>23066</text:p>
          </table:table-cell>
          <table:table-cell office:value-type="float" office:value="25725.81963" calcext:value-type="float">
            <text:p>25725.81963</text:p>
          </table:table-cell>
          <table:table-cell office:value-type="float" office:value="30053.409107" calcext:value-type="float">
            <text:p>30053.409107</text:p>
          </table:table-cell>
          <table:table-cell office:value-type="float" office:value="36689.181907" calcext:value-type="float">
            <text:p>36689.181907</text:p>
          </table:table-cell>
          <table:table-cell office:value-type="float" office:value="15027.049775" calcext:value-type="float">
            <text:p>15027.049775</text:p>
          </table:table-cell>
          <table:table-cell office:value-type="string" calcext:value-type="string">
            <text:p><text:s/>0.0%</text:p>
          </table:table-cell>
          <table:table-cell table:formula="of:=[.F7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float" office:value="25760.977045" calcext:value-type="float">
            <text:p>25760.977045</text:p>
          </table:table-cell>
          <table:table-cell office:value-type="float" office:value="28389.322995" calcext:value-type="float">
            <text:p>28389.322995</text:p>
          </table:table-cell>
          <table:table-cell office:value-type="float" office:value="35490.394885" calcext:value-type="float">
            <text:p>35490.394885</text:p>
          </table:table-cell>
          <table:table-cell office:value-type="float" office:value="15113.005831" calcext:value-type="float">
            <text:p>15113.005831</text:p>
          </table:table-cell>
          <table:table-cell office:value-type="string" calcext:value-type="string">
            <text:p><text:s/>0.0%</text:p>
          </table:table-cell>
          <table:table-cell table:formula="of:=[.F7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float" office:value="24961.348301" calcext:value-type="float">
            <text:p>24961.348301</text:p>
          </table:table-cell>
          <table:table-cell office:value-type="float" office:value="26596.379296" calcext:value-type="float">
            <text:p>26596.379296</text:p>
          </table:table-cell>
          <table:table-cell office:value-type="float" office:value="33520.702003" calcext:value-type="float">
            <text:p>33520.702003</text:p>
          </table:table-cell>
          <table:table-cell office:value-type="float" office:value="14654.609647" calcext:value-type="float">
            <text:p>14654.609647</text:p>
          </table:table-cell>
          <table:table-cell office:value-type="string" calcext:value-type="string">
            <text:p><text:s/>0.0%</text:p>
          </table:table-cell>
          <table:table-cell table:formula="of:=[.F7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float" office:value="25156.084074" calcext:value-type="float">
            <text:p>25156.084074</text:p>
          </table:table-cell>
          <table:table-cell office:value-type="float" office:value="25454.613917" calcext:value-type="float">
            <text:p>25454.613917</text:p>
          </table:table-cell>
          <table:table-cell office:value-type="float" office:value="32813.516974" calcext:value-type="float">
            <text:p>32813.516974</text:p>
          </table:table-cell>
          <table:table-cell office:value-type="float" office:value="14690.279323" calcext:value-type="float">
            <text:p>14690.279323</text:p>
          </table:table-cell>
          <table:table-cell office:value-type="string" calcext:value-type="string">
            <text:p><text:s/>0.0%</text:p>
          </table:table-cell>
          <table:table-cell table:formula="of:=[.F7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8" calcext:value-type="float">
            <text:p>33198</text:p>
          </table:table-cell>
          <table:table-cell office:value-type="float" office:value="25455.270178" calcext:value-type="float">
            <text:p>25455.270178</text:p>
          </table:table-cell>
          <table:table-cell office:value-type="float" office:value="25664.125864" calcext:value-type="float">
            <text:p>25664.125864</text:p>
          </table:table-cell>
          <table:table-cell office:value-type="float" office:value="32802.481481" calcext:value-type="float">
            <text:p>32802.481481</text:p>
          </table:table-cell>
          <table:table-cell office:value-type="float" office:value="15073.827257" calcext:value-type="float">
            <text:p>15073.827257</text:p>
          </table:table-cell>
          <table:table-cell office:value-type="string" calcext:value-type="string">
            <text:p><text:s/>0.0%</text:p>
          </table:table-cell>
          <table:table-cell table:formula="of:=[.F7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float" office:value="25076.266747" calcext:value-type="float">
            <text:p>25076.266747</text:p>
          </table:table-cell>
          <table:table-cell office:value-type="float" office:value="25341.994195" calcext:value-type="float">
            <text:p>25341.994195</text:p>
          </table:table-cell>
          <table:table-cell office:value-type="float" office:value="32490.255897" calcext:value-type="float">
            <text:p>32490.255897</text:p>
          </table:table-cell>
          <table:table-cell office:value-type="float" office:value="15124.248446" calcext:value-type="float">
            <text:p>15124.248446</text:p>
          </table:table-cell>
          <table:table-cell office:value-type="string" calcext:value-type="string">
            <text:p><text:s/>0.0%</text:p>
          </table:table-cell>
          <table:table-cell table:formula="of:=[.F8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26" calcext:value-type="float">
            <text:p>39826</text:p>
          </table:table-cell>
          <table:table-cell office:value-type="float" office:value="24733.217882" calcext:value-type="float">
            <text:p>24733.217882</text:p>
          </table:table-cell>
          <table:table-cell office:value-type="float" office:value="25294.607738" calcext:value-type="float">
            <text:p>25294.607738</text:p>
          </table:table-cell>
          <table:table-cell office:value-type="float" office:value="32429.007437" calcext:value-type="float">
            <text:p>32429.007437</text:p>
          </table:table-cell>
          <table:table-cell office:value-type="float" office:value="15137.611682" calcext:value-type="float">
            <text:p>15137.611682</text:p>
          </table:table-cell>
          <table:table-cell office:value-type="string" calcext:value-type="string">
            <text:p><text:s/>0.0%</text:p>
          </table:table-cell>
          <table:table-cell table:formula="of:=[.F8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float" office:value="23751.010993" calcext:value-type="float">
            <text:p>23751.010993</text:p>
          </table:table-cell>
          <table:table-cell office:value-type="float" office:value="24621.151015" calcext:value-type="float">
            <text:p>24621.151015</text:p>
          </table:table-cell>
          <table:table-cell office:value-type="float" office:value="31330.202544" calcext:value-type="float">
            <text:p>31330.202544</text:p>
          </table:table-cell>
          <table:table-cell office:value-type="float" office:value="14640.474906" calcext:value-type="float">
            <text:p>14640.474906</text:p>
          </table:table-cell>
          <table:table-cell office:value-type="string" calcext:value-type="string">
            <text:p><text:s/>0.0%</text:p>
          </table:table-cell>
          <table:table-cell table:formula="of:=[.F8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79" calcext:value-type="float">
            <text:p>47779</text:p>
          </table:table-cell>
          <table:table-cell office:value-type="float" office:value="22022.123702" calcext:value-type="float">
            <text:p>22022.123702</text:p>
          </table:table-cell>
          <table:table-cell office:value-type="float" office:value="24590.009892" calcext:value-type="float">
            <text:p>24590.009892</text:p>
          </table:table-cell>
          <table:table-cell office:value-type="float" office:value="31272.670615" calcext:value-type="float">
            <text:p>31272.670615</text:p>
          </table:table-cell>
          <table:table-cell office:value-type="float" office:value="14629.754083" calcext:value-type="float">
            <text:p>14629.754083</text:p>
          </table:table-cell>
          <table:table-cell office:value-type="string" calcext:value-type="string">
            <text:p><text:s/>0.0%</text:p>
          </table:table-cell>
          <table:table-cell table:formula="of:=[.F8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float" office:value="21341.334267" calcext:value-type="float">
            <text:p>21341.334267</text:p>
          </table:table-cell>
          <table:table-cell office:value-type="float" office:value="24692.465853" calcext:value-type="float">
            <text:p>24692.465853</text:p>
          </table:table-cell>
          <table:table-cell office:value-type="float" office:value="31302.43006" calcext:value-type="float">
            <text:p>31302.43006</text:p>
          </table:table-cell>
          <table:table-cell office:value-type="float" office:value="14614.58176" calcext:value-type="float">
            <text:p>14614.58176</text:p>
          </table:table-cell>
          <table:table-cell office:value-type="string" calcext:value-type="string">
            <text:p><text:s/>0.0%</text:p>
          </table:table-cell>
          <table:table-cell table:formula="of:=[.F8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19" calcext:value-type="float">
            <text:p>57319</text:p>
          </table:table-cell>
          <table:table-cell office:value-type="float" office:value="20774.141988" calcext:value-type="float">
            <text:p>20774.141988</text:p>
          </table:table-cell>
          <table:table-cell office:value-type="float" office:value="24877.349835" calcext:value-type="float">
            <text:p>24877.349835</text:p>
          </table:table-cell>
          <table:table-cell office:value-type="float" office:value="31189.626846" calcext:value-type="float">
            <text:p>31189.626846</text:p>
          </table:table-cell>
          <table:table-cell office:value-type="float" office:value="14603.921949" calcext:value-type="float">
            <text:p>14603.921949</text:p>
          </table:table-cell>
          <table:table-cell office:value-type="string" calcext:value-type="string">
            <text:p><text:s/>0.0%</text:p>
          </table:table-cell>
          <table:table-cell table:formula="of:=[.F8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82" calcext:value-type="float">
            <text:p>62782</text:p>
          </table:table-cell>
          <table:table-cell office:value-type="float" office:value="20484.837712" calcext:value-type="float">
            <text:p>20484.837712</text:p>
          </table:table-cell>
          <table:table-cell office:value-type="float" office:value="25279.423279" calcext:value-type="float">
            <text:p>25279.423279</text:p>
          </table:table-cell>
          <table:table-cell office:value-type="float" office:value="31749.145036" calcext:value-type="float">
            <text:p>31749.145036</text:p>
          </table:table-cell>
          <table:table-cell office:value-type="float" office:value="14819.413814" calcext:value-type="float">
            <text:p>14819.413814</text:p>
          </table:table-cell>
          <table:table-cell office:value-type="string" calcext:value-type="string">
            <text:p><text:s/>0.0%</text:p>
          </table:table-cell>
          <table:table-cell table:formula="of:=[.F8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65" calcext:value-type="float">
            <text:p>68765</text:p>
          </table:table-cell>
          <table:table-cell office:value-type="float" office:value="19815.011219" calcext:value-type="float">
            <text:p>19815.011219</text:p>
          </table:table-cell>
          <table:table-cell office:value-type="float" office:value="24949.070021" calcext:value-type="float">
            <text:p>24949.070021</text:p>
          </table:table-cell>
          <table:table-cell office:value-type="float" office:value="31293.732608" calcext:value-type="float">
            <text:p>31293.732608</text:p>
          </table:table-cell>
          <table:table-cell office:value-type="float" office:value="14625.730103" calcext:value-type="float">
            <text:p>14625.730103</text:p>
          </table:table-cell>
          <table:table-cell office:value-type="string" calcext:value-type="string">
            <text:p><text:s/>0.0%</text:p>
          </table:table-cell>
          <table:table-cell table:formula="of:=[.F8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8" calcext:value-type="float">
            <text:p>75318</text:p>
          </table:table-cell>
          <table:table-cell office:value-type="float" office:value="20205.795212" calcext:value-type="float">
            <text:p>20205.795212</text:p>
          </table:table-cell>
          <table:table-cell office:value-type="float" office:value="25568.503729" calcext:value-type="float">
            <text:p>25568.503729</text:p>
          </table:table-cell>
          <table:table-cell office:value-type="float" office:value="32159.798148" calcext:value-type="float">
            <text:p>32159.798148</text:p>
          </table:table-cell>
          <table:table-cell office:value-type="float" office:value="15053.904867" calcext:value-type="float">
            <text:p>15053.904867</text:p>
          </table:table-cell>
          <table:table-cell office:value-type="string" calcext:value-type="string">
            <text:p><text:s/>0.0%</text:p>
          </table:table-cell>
          <table:table-cell table:formula="of:=[.F8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95" calcext:value-type="float">
            <text:p>82495</text:p>
          </table:table-cell>
          <table:table-cell office:value-type="float" office:value="19891.274762" calcext:value-type="float">
            <text:p>19891.274762</text:p>
          </table:table-cell>
          <table:table-cell office:value-type="float" office:value="25312.796932" calcext:value-type="float">
            <text:p>25312.796932</text:p>
          </table:table-cell>
          <table:table-cell office:value-type="float" office:value="31704.51318" calcext:value-type="float">
            <text:p>31704.51318</text:p>
          </table:table-cell>
          <table:table-cell office:value-type="float" office:value="14831.627075" calcext:value-type="float">
            <text:p>14831.627075</text:p>
          </table:table-cell>
          <table:table-cell office:value-type="string" calcext:value-type="string">
            <text:p><text:s/>0.0%</text:p>
          </table:table-cell>
          <table:table-cell table:formula="of:=[.F8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57" calcext:value-type="float">
            <text:p>90357</text:p>
          </table:table-cell>
          <table:table-cell office:value-type="float" office:value="20217.142808" calcext:value-type="float">
            <text:p>20217.142808</text:p>
          </table:table-cell>
          <table:table-cell office:value-type="float" office:value="25659.068643" calcext:value-type="float">
            <text:p>25659.068643</text:p>
          </table:table-cell>
          <table:table-cell office:value-type="float" office:value="32180.298862" calcext:value-type="float">
            <text:p>32180.298862</text:p>
          </table:table-cell>
          <table:table-cell office:value-type="float" office:value="15103.720593" calcext:value-type="float">
            <text:p>15103.720593</text:p>
          </table:table-cell>
          <table:table-cell office:value-type="string" calcext:value-type="string">
            <text:p><text:s/>0.0%</text:p>
          </table:table-cell>
          <table:table-cell table:formula="of:=[.F9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68" calcext:value-type="float">
            <text:p>98968</text:p>
          </table:table-cell>
          <table:table-cell office:value-type="float" office:value="20216.705595" calcext:value-type="float">
            <text:p>20216.705595</text:p>
          </table:table-cell>
          <table:table-cell office:value-type="float" office:value="25556.277729" calcext:value-type="float">
            <text:p>25556.277729</text:p>
          </table:table-cell>
          <table:table-cell office:value-type="float" office:value="32117.369584" calcext:value-type="float">
            <text:p>32117.369584</text:p>
          </table:table-cell>
          <table:table-cell office:value-type="float" office:value="15108.651416" calcext:value-type="float">
            <text:p>15108.651416</text:p>
          </table:table-cell>
          <table:table-cell office:value-type="string" calcext:value-type="string">
            <text:p><text:s/>0.0%</text:p>
          </table:table-cell>
          <table:table-cell table:formula="of:=[.F9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99" calcext:value-type="float">
            <text:p>108399</text:p>
          </table:table-cell>
          <table:table-cell office:value-type="float" office:value="20232.16838" calcext:value-type="float">
            <text:p>20232.16838</text:p>
          </table:table-cell>
          <table:table-cell office:value-type="float" office:value="25581.020301" calcext:value-type="float">
            <text:p>25581.020301</text:p>
          </table:table-cell>
          <table:table-cell office:value-type="float" office:value="31915.792278" calcext:value-type="float">
            <text:p>31915.792278</text:p>
          </table:table-cell>
          <table:table-cell office:value-type="float" office:value="15056.972424" calcext:value-type="float">
            <text:p>15056.972424</text:p>
          </table:table-cell>
          <table:table-cell office:value-type="string" calcext:value-type="string">
            <text:p><text:s/>0.0%</text:p>
          </table:table-cell>
          <table:table-cell table:formula="of:=[.F9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30" calcext:value-type="float">
            <text:p>118730</text:p>
          </table:table-cell>
          <table:table-cell office:value-type="float" office:value="19935.485989" calcext:value-type="float">
            <text:p>19935.485989</text:p>
          </table:table-cell>
          <table:table-cell office:value-type="float" office:value="24209.390921" calcext:value-type="float">
            <text:p>24209.390921</text:p>
          </table:table-cell>
          <table:table-cell office:value-type="float" office:value="30754.762542" calcext:value-type="float">
            <text:p>30754.762542</text:p>
          </table:table-cell>
          <table:table-cell office:value-type="float" office:value="14648.036391" calcext:value-type="float">
            <text:p>14648.036391</text:p>
          </table:table-cell>
          <table:table-cell office:value-type="string" calcext:value-type="string">
            <text:p><text:s/>0.0%</text:p>
          </table:table-cell>
          <table:table-cell table:formula="of:=[.F9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44" calcext:value-type="float">
            <text:p>130044</text:p>
          </table:table-cell>
          <table:table-cell office:value-type="float" office:value="19683.092812" calcext:value-type="float">
            <text:p>19683.092812</text:p>
          </table:table-cell>
          <table:table-cell office:value-type="float" office:value="23303.207923" calcext:value-type="float">
            <text:p>23303.207923</text:p>
          </table:table-cell>
          <table:table-cell office:value-type="float" office:value="29888.528805" calcext:value-type="float">
            <text:p>29888.528805</text:p>
          </table:table-cell>
          <table:table-cell office:value-type="float" office:value="14294.386248" calcext:value-type="float">
            <text:p>14294.386248</text:p>
          </table:table-cell>
          <table:table-cell office:value-type="string" calcext:value-type="string">
            <text:p><text:s/>0.0%</text:p>
          </table:table-cell>
          <table:table-cell table:formula="of:=[.F9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37" calcext:value-type="float">
            <text:p>142437</text:p>
          </table:table-cell>
          <table:table-cell office:value-type="float" office:value="19319.265173" calcext:value-type="float">
            <text:p>19319.265173</text:p>
          </table:table-cell>
          <table:table-cell office:value-type="float" office:value="22314.821848" calcext:value-type="float">
            <text:p>22314.821848</text:p>
          </table:table-cell>
          <table:table-cell office:value-type="float" office:value="28872.031638" calcext:value-type="float">
            <text:p>28872.031638</text:p>
          </table:table-cell>
          <table:table-cell office:value-type="float" office:value="13886.891999" calcext:value-type="float">
            <text:p>13886.891999</text:p>
          </table:table-cell>
          <table:table-cell office:value-type="string" calcext:value-type="string">
            <text:p><text:s/>0.0%</text:p>
          </table:table-cell>
          <table:table-cell table:formula="of:=[.F9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11" calcext:value-type="float">
            <text:p>156011</text:p>
          </table:table-cell>
          <table:table-cell office:value-type="float" office:value="19613.961049" calcext:value-type="float">
            <text:p>19613.961049</text:p>
          </table:table-cell>
          <table:table-cell office:value-type="float" office:value="21772.158798" calcext:value-type="float">
            <text:p>21772.158798</text:p>
          </table:table-cell>
          <table:table-cell office:value-type="float" office:value="27775.939493" calcext:value-type="float">
            <text:p>27775.939493</text:p>
          </table:table-cell>
          <table:table-cell office:value-type="float" office:value="13849.56254" calcext:value-type="float">
            <text:p>13849.56254</text:p>
          </table:table-cell>
          <table:table-cell office:value-type="string" calcext:value-type="string">
            <text:p><text:s/>0.0%</text:p>
          </table:table-cell>
          <table:table-cell table:formula="of:=[.F9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79" calcext:value-type="float">
            <text:p>170879</text:p>
          </table:table-cell>
          <table:table-cell office:value-type="float" office:value="19506.475555" calcext:value-type="float">
            <text:p>19506.475555</text:p>
          </table:table-cell>
          <table:table-cell office:value-type="float" office:value="20305.07175" calcext:value-type="float">
            <text:p>20305.07175</text:p>
          </table:table-cell>
          <table:table-cell office:value-type="float" office:value="26892.743116" calcext:value-type="float">
            <text:p>26892.743116</text:p>
          </table:table-cell>
          <table:table-cell office:value-type="float" office:value="13342.79236" calcext:value-type="float">
            <text:p>13342.79236</text:p>
          </table:table-cell>
          <table:table-cell office:value-type="string" calcext:value-type="string">
            <text:p><text:s/>0.0%</text:p>
          </table:table-cell>
          <table:table-cell table:formula="of:=[.F9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63" calcext:value-type="float">
            <text:p>187163</text:p>
          </table:table-cell>
          <table:table-cell office:value-type="float" office:value="19716.676832" calcext:value-type="float">
            <text:p>19716.676832</text:p>
          </table:table-cell>
          <table:table-cell office:value-type="float" office:value="17835.43368" calcext:value-type="float">
            <text:p>17835.43368</text:p>
          </table:table-cell>
          <table:table-cell office:value-type="float" office:value="24597.83678" calcext:value-type="float">
            <text:p>24597.83678</text:p>
          </table:table-cell>
          <table:table-cell office:value-type="float" office:value="13020.476071" calcext:value-type="float">
            <text:p>13020.476071</text:p>
          </table:table-cell>
          <table:table-cell office:value-type="string" calcext:value-type="string">
            <text:p><text:s/>0.0%</text:p>
          </table:table-cell>
          <table:table-cell table:formula="of:=[.F9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99" calcext:value-type="float">
            <text:p>204999</text:p>
          </table:table-cell>
          <table:table-cell office:value-type="float" office:value="18325.408944" calcext:value-type="float">
            <text:p>18325.408944</text:p>
          </table:table-cell>
          <table:table-cell office:value-type="float" office:value="14607.596843" calcext:value-type="float">
            <text:p>14607.596843</text:p>
          </table:table-cell>
          <table:table-cell office:value-type="float" office:value="21326.761447" calcext:value-type="float">
            <text:p>21326.761447</text:p>
          </table:table-cell>
          <table:table-cell office:value-type="float" office:value="11962.064068" calcext:value-type="float">
            <text:p>11962.064068</text:p>
          </table:table-cell>
          <table:table-cell office:value-type="string" calcext:value-type="string">
            <text:p><text:s/>0.0%</text:p>
          </table:table-cell>
          <table:table-cell table:formula="of:=[.F9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35" calcext:value-type="float">
            <text:p>224535</text:p>
          </table:table-cell>
          <table:table-cell office:value-type="float" office:value="17608.606253" calcext:value-type="float">
            <text:p>17608.606253</text:p>
          </table:table-cell>
          <table:table-cell office:value-type="float" office:value="13232.457814" calcext:value-type="float">
            <text:p>13232.457814</text:p>
          </table:table-cell>
          <table:table-cell office:value-type="float" office:value="19281.929495" calcext:value-type="float">
            <text:p>19281.929495</text:p>
          </table:table-cell>
          <table:table-cell office:value-type="float" office:value="11624.150366" calcext:value-type="float">
            <text:p>11624.150366</text:p>
          </table:table-cell>
          <table:table-cell office:value-type="string" calcext:value-type="string">
            <text:p><text:s/>0.0%</text:p>
          </table:table-cell>
          <table:table-cell table:formula="of:=[.F10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33" calcext:value-type="float">
            <text:p>245933</text:p>
          </table:table-cell>
          <table:table-cell office:value-type="float" office:value="16551.879965" calcext:value-type="float">
            <text:p>16551.879965</text:p>
          </table:table-cell>
          <table:table-cell office:value-type="float" office:value="12155.268353" calcext:value-type="float">
            <text:p>12155.268353</text:p>
          </table:table-cell>
          <table:table-cell office:value-type="float" office:value="18117.218652" calcext:value-type="float">
            <text:p>18117.218652</text:p>
          </table:table-cell>
          <table:table-cell office:value-type="float" office:value="11397.958303" calcext:value-type="float">
            <text:p>11397.958303</text:p>
          </table:table-cell>
          <table:table-cell office:value-type="string" calcext:value-type="string">
            <text:p><text:s/>0.0%</text:p>
          </table:table-cell>
          <table:table-cell table:formula="of:=[.F10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float" office:value="15793.273251" calcext:value-type="float">
            <text:p>15793.273251</text:p>
          </table:table-cell>
          <table:table-cell office:value-type="float" office:value="11385.528699" calcext:value-type="float">
            <text:p>11385.528699</text:p>
          </table:table-cell>
          <table:table-cell office:value-type="float" office:value="16889.241615" calcext:value-type="float">
            <text:p>16889.241615</text:p>
          </table:table-cell>
          <table:table-cell office:value-type="float" office:value="10935.849548" calcext:value-type="float">
            <text:p>10935.849548</text:p>
          </table:table-cell>
          <table:table-cell office:value-type="string" calcext:value-type="string">
            <text:p><text:s/>0.0%</text:p>
          </table:table-cell>
          <table:table-cell table:formula="of:=[.F10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41" calcext:value-type="float">
            <text:p>295041</text:p>
          </table:table-cell>
          <table:table-cell office:value-type="float" office:value="15235.661135" calcext:value-type="float">
            <text:p>15235.661135</text:p>
          </table:table-cell>
          <table:table-cell office:value-type="float" office:value="10959.706363" calcext:value-type="float">
            <text:p>10959.706363</text:p>
          </table:table-cell>
          <table:table-cell office:value-type="float" office:value="16163.817285" calcext:value-type="float">
            <text:p>16163.817285</text:p>
          </table:table-cell>
          <table:table-cell office:value-type="float" office:value="10697.408379" calcext:value-type="float">
            <text:p>10697.408379</text:p>
          </table:table-cell>
          <table:table-cell office:value-type="string" calcext:value-type="string">
            <text:p><text:s/>0.0%</text:p>
          </table:table-cell>
          <table:table-cell table:formula="of:=[.F10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57" calcext:value-type="float">
            <text:p>323157</text:p>
          </table:table-cell>
          <table:table-cell office:value-type="float" office:value="13684.100284" calcext:value-type="float">
            <text:p>13684.100284</text:p>
          </table:table-cell>
          <table:table-cell office:value-type="float" office:value="10701.216332" calcext:value-type="float">
            <text:p>10701.216332</text:p>
          </table:table-cell>
          <table:table-cell office:value-type="float" office:value="16097.978082" calcext:value-type="float">
            <text:p>16097.978082</text:p>
          </table:table-cell>
          <table:table-cell office:value-type="float" office:value="10842.857151" calcext:value-type="float">
            <text:p>10842.857151</text:p>
          </table:table-cell>
          <table:table-cell office:value-type="string" calcext:value-type="string">
            <text:p><text:s/>0.0%</text:p>
          </table:table-cell>
          <table:table-cell table:formula="of:=[.F10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954" calcext:value-type="float">
            <text:p>353954</text:p>
          </table:table-cell>
          <table:table-cell office:value-type="float" office:value="12464.251763" calcext:value-type="float">
            <text:p>12464.251763</text:p>
          </table:table-cell>
          <table:table-cell office:value-type="float" office:value="10297.726399" calcext:value-type="float">
            <text:p>10297.726399</text:p>
          </table:table-cell>
          <table:table-cell office:value-type="float" office:value="15528.17864" calcext:value-type="float">
            <text:p>15528.17864</text:p>
          </table:table-cell>
          <table:table-cell office:value-type="float" office:value="10563.405247" calcext:value-type="float">
            <text:p>10563.405247</text:p>
          </table:table-cell>
          <table:table-cell office:value-type="string" calcext:value-type="string">
            <text:p><text:s/>0.0%</text:p>
          </table:table-cell>
          <table:table-cell table:formula="of:=[.F10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685" calcext:value-type="float">
            <text:p>387685</text:p>
          </table:table-cell>
          <table:table-cell office:value-type="float" office:value="11881.630658" calcext:value-type="float">
            <text:p>11881.630658</text:p>
          </table:table-cell>
          <table:table-cell office:value-type="float" office:value="10194.331171" calcext:value-type="float">
            <text:p>10194.331171</text:p>
          </table:table-cell>
          <table:table-cell office:value-type="float" office:value="15120.40171" calcext:value-type="float">
            <text:p>15120.40171</text:p>
          </table:table-cell>
          <table:table-cell office:value-type="float" office:value="10388.9858" calcext:value-type="float">
            <text:p>10388.9858</text:p>
          </table:table-cell>
          <table:table-cell office:value-type="string" calcext:value-type="string">
            <text:p><text:s/>0.0%</text:p>
          </table:table-cell>
          <table:table-cell table:formula="of:=[.F10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630" calcext:value-type="float">
            <text:p>424630</text:p>
          </table:table-cell>
          <table:table-cell office:value-type="float" office:value="11064.089596" calcext:value-type="float">
            <text:p>11064.089596</text:p>
          </table:table-cell>
          <table:table-cell office:value-type="float" office:value="9955.889771" calcext:value-type="float">
            <text:p>9955.889771</text:p>
          </table:table-cell>
          <table:table-cell office:value-type="float" office:value="14835.917134" calcext:value-type="float">
            <text:p>14835.917134</text:p>
          </table:table-cell>
          <table:table-cell office:value-type="float" office:value="10229.645339" calcext:value-type="float">
            <text:p>10229.645339</text:p>
          </table:table-cell>
          <table:table-cell office:value-type="string" calcext:value-type="string">
            <text:p><text:s/>0.0%</text:p>
          </table:table-cell>
          <table:table-cell table:formula="of:=[.F10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097" calcext:value-type="float">
            <text:p>465097</text:p>
          </table:table-cell>
          <table:table-cell office:value-type="float" office:value="10314.770051" calcext:value-type="float">
            <text:p>10314.770051</text:p>
          </table:table-cell>
          <table:table-cell office:value-type="float" office:value="9988.283415" calcext:value-type="float">
            <text:p>9988.283415</text:p>
          </table:table-cell>
          <table:table-cell office:value-type="float" office:value="14830.817154" calcext:value-type="float">
            <text:p>14830.817154</text:p>
          </table:table-cell>
          <table:table-cell office:value-type="float" office:value="10175.838638" calcext:value-type="float">
            <text:p>10175.838638</text:p>
          </table:table-cell>
          <table:table-cell office:value-type="string" calcext:value-type="string">
            <text:p><text:s/>0.0%</text:p>
          </table:table-cell>
          <table:table-cell table:formula="of:=[.F10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419" calcext:value-type="float">
            <text:p>509419</text:p>
          </table:table-cell>
          <table:table-cell office:value-type="float" office:value="9612.561919" calcext:value-type="float">
            <text:p>9612.561919</text:p>
          </table:table-cell>
          <table:table-cell office:value-type="float" office:value="9996.449938" calcext:value-type="float">
            <text:p>9996.449938</text:p>
          </table:table-cell>
          <table:table-cell office:value-type="float" office:value="14824.72878" calcext:value-type="float">
            <text:p>14824.72878</text:p>
          </table:table-cell>
          <table:table-cell office:value-type="float" office:value="10137.34099" calcext:value-type="float">
            <text:p>10137.34099</text:p>
          </table:table-cell>
          <table:table-cell office:value-type="string" calcext:value-type="string">
            <text:p><text:s/>0.0%</text:p>
          </table:table-cell>
          <table:table-cell table:formula="of:=[.F10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966" calcext:value-type="float">
            <text:p>557966</text:p>
          </table:table-cell>
          <table:table-cell office:value-type="float" office:value="9106.301867" calcext:value-type="float">
            <text:p>9106.301867</text:p>
          </table:table-cell>
          <table:table-cell office:value-type="float" office:value="9976.673088" calcext:value-type="float">
            <text:p>9976.673088</text:p>
          </table:table-cell>
          <table:table-cell office:value-type="float" office:value="14809.315133" calcext:value-type="float">
            <text:p>14809.315133</text:p>
          </table:table-cell>
          <table:table-cell office:value-type="float" office:value="10211.865815" calcext:value-type="float">
            <text:p>10211.865815</text:p>
          </table:table-cell>
          <table:table-cell office:value-type="string" calcext:value-type="string">
            <text:p><text:s/>0.0%</text:p>
          </table:table-cell>
          <table:table-cell table:formula="of:=[.F11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139" calcext:value-type="float">
            <text:p>611139</text:p>
          </table:table-cell>
          <table:table-cell office:value-type="float" office:value="8819.863776" calcext:value-type="float">
            <text:p>8819.863776</text:p>
          </table:table-cell>
          <table:table-cell office:value-type="float" office:value="10031.90078" calcext:value-type="float">
            <text:p>10031.90078</text:p>
          </table:table-cell>
          <table:table-cell office:value-type="float" office:value="15074.455521" calcext:value-type="float">
            <text:p>15074.455521</text:p>
          </table:table-cell>
          <table:table-cell office:value-type="float" office:value="10491.062556" calcext:value-type="float">
            <text:p>10491.062556</text:p>
          </table:table-cell>
          <table:table-cell office:value-type="string" calcext:value-type="string">
            <text:p><text:s/>0.0%</text:p>
          </table:table-cell>
          <table:table-cell table:formula="of:=[.F11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379" calcext:value-type="float">
            <text:p>669379</text:p>
          </table:table-cell>
          <table:table-cell office:value-type="float" office:value="8631.651125" calcext:value-type="float">
            <text:p>8631.651125</text:p>
          </table:table-cell>
          <table:table-cell office:value-type="float" office:value="10020.59814" calcext:value-type="float">
            <text:p>10020.59814</text:p>
          </table:table-cell>
          <table:table-cell office:value-type="float" office:value="15108.489187" calcext:value-type="float">
            <text:p>15108.489187</text:p>
          </table:table-cell>
          <table:table-cell office:value-type="float" office:value="10489.216507" calcext:value-type="float">
            <text:p>10489.216507</text:p>
          </table:table-cell>
          <table:table-cell office:value-type="string" calcext:value-type="string">
            <text:p><text:s/>0.0%</text:p>
          </table:table-cell>
          <table:table-cell table:formula="of:=[.F11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70" calcext:value-type="float">
            <text:p>733170</text:p>
          </table:table-cell>
          <table:table-cell office:value-type="float" office:value="8556.986838" calcext:value-type="float">
            <text:p>8556.986838</text:p>
          </table:table-cell>
          <table:table-cell office:value-type="float" office:value="10142.757978" calcext:value-type="float">
            <text:p>10142.757978</text:p>
          </table:table-cell>
          <table:table-cell office:value-type="float" office:value="15096.672437" calcext:value-type="float">
            <text:p>15096.672437</text:p>
          </table:table-cell>
          <table:table-cell office:value-type="float" office:value="10659.226358" calcext:value-type="float">
            <text:p>10659.226358</text:p>
          </table:table-cell>
          <table:table-cell office:value-type="string" calcext:value-type="string">
            <text:p><text:s/>0.0%</text:p>
          </table:table-cell>
          <table:table-cell table:formula="of:=[.F11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40" calcext:value-type="float">
            <text:p>803040</text:p>
          </table:table-cell>
          <table:table-cell office:value-type="float" office:value="8403.64035" calcext:value-type="float">
            <text:p>8403.64035</text:p>
          </table:table-cell>
          <table:table-cell office:value-type="float" office:value="10027.084727" calcext:value-type="float">
            <text:p>10027.084727</text:p>
          </table:table-cell>
          <table:table-cell office:value-type="float" office:value="15211.250873" calcext:value-type="float">
            <text:p>15211.250873</text:p>
          </table:table-cell>
          <table:table-cell office:value-type="float" office:value="10696.245126" calcext:value-type="float">
            <text:p>10696.245126</text:p>
          </table:table-cell>
          <table:table-cell office:value-type="string" calcext:value-type="string">
            <text:p><text:s/>0.0%</text:p>
          </table:table-cell>
          <table:table-cell table:formula="of:=[.F11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568" calcext:value-type="float">
            <text:p>879568</text:p>
          </table:table-cell>
          <table:table-cell office:value-type="float" office:value="8279.297231" calcext:value-type="float">
            <text:p>8279.297231</text:p>
          </table:table-cell>
          <table:table-cell office:value-type="float" office:value="10152.413134" calcext:value-type="float">
            <text:p>10152.413134</text:p>
          </table:table-cell>
          <table:table-cell office:value-type="float" office:value="15331.945969" calcext:value-type="float">
            <text:p>15331.945969</text:p>
          </table:table-cell>
          <table:table-cell office:value-type="float" office:value="10711.047454" calcext:value-type="float">
            <text:p>10711.047454</text:p>
          </table:table-cell>
          <table:table-cell office:value-type="string" calcext:value-type="string">
            <text:p><text:s/>0.0%</text:p>
          </table:table-cell>
          <table:table-cell table:formula="of:=[.F11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389" calcext:value-type="float">
            <text:p>963389</text:p>
          </table:table-cell>
          <table:table-cell office:value-type="float" office:value="8359.379411" calcext:value-type="float">
            <text:p>8359.379411</text:p>
          </table:table-cell>
          <table:table-cell office:value-type="float" office:value="10251.855781" calcext:value-type="float">
            <text:p>10251.855781</text:p>
          </table:table-cell>
          <table:table-cell office:value-type="float" office:value="15385.032086" calcext:value-type="float">
            <text:p>15385.032086</text:p>
          </table:table-cell>
          <table:table-cell office:value-type="float" office:value="10760.027312" calcext:value-type="float">
            <text:p>10760.027312</text:p>
          </table:table-cell>
          <table:table-cell office:value-type="string" calcext:value-type="string">
            <text:p><text:s/>0.0%</text:p>
          </table:table-cell>
          <table:table-cell table:formula="of:=[.F11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198" calcext:value-type="float">
            <text:p>1055198</text:p>
          </table:table-cell>
          <table:table-cell office:value-type="float" office:value="8425.994795" calcext:value-type="float">
            <text:p>8425.994795</text:p>
          </table:table-cell>
          <table:table-cell office:value-type="float" office:value="10077.171548" calcext:value-type="float">
            <text:p>10077.171548</text:p>
          </table:table-cell>
          <table:table-cell office:value-type="float" office:value="15433.335908" calcext:value-type="float">
            <text:p>15433.335908</text:p>
          </table:table-cell>
          <table:table-cell office:value-type="float" office:value="10850.261439" calcext:value-type="float">
            <text:p>10850.261439</text:p>
          </table:table-cell>
          <table:table-cell office:value-type="string" calcext:value-type="string">
            <text:p><text:s/>0.0%</text:p>
          </table:table-cell>
          <table:table-cell table:formula="of:=[.F11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756" calcext:value-type="float">
            <text:p>1155756</text:p>
          </table:table-cell>
          <table:table-cell office:value-type="float" office:value="8471.427475" calcext:value-type="float">
            <text:p>8471.427475</text:p>
          </table:table-cell>
          <table:table-cell office:value-type="float" office:value="10187.557536" calcext:value-type="float">
            <text:p>10187.557536</text:p>
          </table:table-cell>
          <table:table-cell office:value-type="float" office:value="15427.848482" calcext:value-type="float">
            <text:p>15427.848482</text:p>
          </table:table-cell>
          <table:table-cell office:value-type="float" office:value="10865.861693" calcext:value-type="float">
            <text:p>10865.861693</text:p>
          </table:table-cell>
          <table:table-cell office:value-type="string" calcext:value-type="string">
            <text:p><text:s/>0.0%</text:p>
          </table:table-cell>
          <table:table-cell table:formula="of:=[.F11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897" calcext:value-type="float">
            <text:p>1265897</text:p>
          </table:table-cell>
          <table:table-cell office:value-type="float" office:value="8410.740817" calcext:value-type="float">
            <text:p>8410.740817</text:p>
          </table:table-cell>
          <table:table-cell office:value-type="float" office:value="10162.946966" calcext:value-type="float">
            <text:p>10162.946966</text:p>
          </table:table-cell>
          <table:table-cell office:value-type="float" office:value="15479.233731" calcext:value-type="float">
            <text:p>15479.233731</text:p>
          </table:table-cell>
          <table:table-cell office:value-type="float" office:value="10704.225818" calcext:value-type="float">
            <text:p>10704.225818</text:p>
          </table:table-cell>
          <table:table-cell office:value-type="string" calcext:value-type="string">
            <text:p><text:s/>0.0%</text:p>
          </table:table-cell>
          <table:table-cell table:formula="of:=[.F11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534" calcext:value-type="float">
            <text:p>1386534</text:p>
          </table:table-cell>
          <table:table-cell office:value-type="float" office:value="8429.623206" calcext:value-type="float">
            <text:p>8429.623206</text:p>
          </table:table-cell>
          <table:table-cell office:value-type="float" office:value="10364.243043" calcext:value-type="float">
            <text:p>10364.243043</text:p>
          </table:table-cell>
          <table:table-cell office:value-type="float" office:value="15630.400722" calcext:value-type="float">
            <text:p>15630.400722</text:p>
          </table:table-cell>
          <table:table-cell office:value-type="float" office:value="10754.791918" calcext:value-type="float">
            <text:p>10754.791918</text:p>
          </table:table-cell>
          <table:table-cell office:value-type="string" calcext:value-type="string">
            <text:p><text:s/>0.0%</text:p>
          </table:table-cell>
          <table:table-cell table:formula="of:=[.F12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668" calcext:value-type="float">
            <text:p>1518668</text:p>
          </table:table-cell>
          <table:table-cell office:value-type="float" office:value="8496.504686" calcext:value-type="float">
            <text:p>8496.504686</text:p>
          </table:table-cell>
          <table:table-cell office:value-type="float" office:value="10313.818393" calcext:value-type="float">
            <text:p>10313.818393</text:p>
          </table:table-cell>
          <table:table-cell office:value-type="float" office:value="15609.565499" calcext:value-type="float">
            <text:p>15609.565499</text:p>
          </table:table-cell>
          <table:table-cell office:value-type="float" office:value="11033.472234" calcext:value-type="float">
            <text:p>11033.472234</text:p>
          </table:table-cell>
          <table:table-cell office:value-type="string" calcext:value-type="string">
            <text:p><text:s/>0.0%</text:p>
          </table:table-cell>
          <table:table-cell table:formula="of:=[.F12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394" calcext:value-type="float">
            <text:p>1663394</text:p>
          </table:table-cell>
          <table:table-cell office:value-type="float" office:value="8627.462682" calcext:value-type="float">
            <text:p>8627.462682</text:p>
          </table:table-cell>
          <table:table-cell office:value-type="float" office:value="10106.943565" calcext:value-type="float">
            <text:p>10106.943565</text:p>
          </table:table-cell>
          <table:table-cell office:value-type="float" office:value="15693.608435" calcext:value-type="float">
            <text:p>15693.608435</text:p>
          </table:table-cell>
          <table:table-cell office:value-type="float" office:value="10956.013972" calcext:value-type="float">
            <text:p>10956.013972</text:p>
          </table:table-cell>
          <table:table-cell office:value-type="string" calcext:value-type="string">
            <text:p><text:s/>0.0%</text:p>
          </table:table-cell>
          <table:table-cell table:formula="of:=[.F12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912" calcext:value-type="float">
            <text:p>1821912</text:p>
          </table:table-cell>
          <table:table-cell office:value-type="float" office:value="8559.522265" calcext:value-type="float">
            <text:p>8559.522265</text:p>
          </table:table-cell>
          <table:table-cell office:value-type="float" office:value="10215.621299" calcext:value-type="float">
            <text:p>10215.621299</text:p>
          </table:table-cell>
          <table:table-cell office:value-type="float" office:value="15682.031028" calcext:value-type="float">
            <text:p>15682.031028</text:p>
          </table:table-cell>
          <table:table-cell office:value-type="float" office:value="10974.816098" calcext:value-type="float">
            <text:p>10974.816098</text:p>
          </table:table-cell>
          <table:table-cell office:value-type="string" calcext:value-type="string">
            <text:p><text:s/>0.0%</text:p>
          </table:table-cell>
          <table:table-cell table:formula="of:=[.F12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537" calcext:value-type="float">
            <text:p>1995537</text:p>
          </table:table-cell>
          <table:table-cell office:value-type="float" office:value="8547.067814" calcext:value-type="float">
            <text:p>8547.067814</text:p>
          </table:table-cell>
          <table:table-cell office:value-type="float" office:value="10209.947085" calcext:value-type="float">
            <text:p>10209.947085</text:p>
          </table:table-cell>
          <table:table-cell office:value-type="float" office:value="15661.910558" calcext:value-type="float">
            <text:p>15661.910558</text:p>
          </table:table-cell>
          <table:table-cell office:value-type="float" office:value="11034.086566" calcext:value-type="float">
            <text:p>11034.086566</text:p>
          </table:table-cell>
          <table:table-cell office:value-type="string" calcext:value-type="string">
            <text:p><text:s/>0.0%</text:p>
          </table:table-cell>
          <table:table-cell table:formula="of:=[.F12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707" calcext:value-type="float">
            <text:p>2185707</text:p>
          </table:table-cell>
          <table:table-cell office:value-type="float" office:value="8388.262856" calcext:value-type="float">
            <text:p>8388.262856</text:p>
          </table:table-cell>
          <table:table-cell office:value-type="float" office:value="10170.399371" calcext:value-type="float">
            <text:p>10170.399371</text:p>
          </table:table-cell>
          <table:table-cell office:value-type="float" office:value="15693.237003" calcext:value-type="float">
            <text:p>15693.237003</text:p>
          </table:table-cell>
          <table:table-cell office:value-type="float" office:value="10787.771835" calcext:value-type="float">
            <text:p>10787.771835</text:p>
          </table:table-cell>
          <table:table-cell office:value-type="string" calcext:value-type="string">
            <text:p><text:s/>0.0%</text:p>
          </table:table-cell>
          <table:table-cell table:formula="of:=[.F12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001" calcext:value-type="float">
            <text:p>2394001</text:p>
          </table:table-cell>
          <table:table-cell office:value-type="float" office:value="8515.037642" calcext:value-type="float">
            <text:p>8515.037642</text:p>
          </table:table-cell>
          <table:table-cell office:value-type="float" office:value="10335.954599" calcext:value-type="float">
            <text:p>10335.954599</text:p>
          </table:table-cell>
          <table:table-cell office:value-type="float" office:value="15698.6676" calcext:value-type="float">
            <text:p>15698.6676</text:p>
          </table:table-cell>
          <table:table-cell office:value-type="float" office:value="10904.053742" calcext:value-type="float">
            <text:p>10904.053742</text:p>
          </table:table-cell>
          <table:table-cell office:value-type="string" calcext:value-type="string">
            <text:p><text:s/>0.0%</text:p>
          </table:table-cell>
          <table:table-cell table:formula="of:=[.F12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144" calcext:value-type="float">
            <text:p>2622144</text:p>
          </table:table-cell>
          <table:table-cell office:value-type="float" office:value="8567.217389" calcext:value-type="float">
            <text:p>8567.217389</text:p>
          </table:table-cell>
          <table:table-cell office:value-type="float" office:value="10466.922829" calcext:value-type="float">
            <text:p>10466.922829</text:p>
          </table:table-cell>
          <table:table-cell office:value-type="float" office:value="15434.876975" calcext:value-type="float">
            <text:p>15434.876975</text:p>
          </table:table-cell>
          <table:table-cell office:value-type="float" office:value="11172.037771" calcext:value-type="float">
            <text:p>11172.037771</text:p>
          </table:table-cell>
          <table:table-cell office:value-type="string" calcext:value-type="string">
            <text:p><text:s/>0.0%</text:p>
          </table:table-cell>
          <table:table-cell table:formula="of:=[.F12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029" calcext:value-type="float">
            <text:p>2872029</text:p>
          </table:table-cell>
          <table:table-cell office:value-type="float" office:value="8546.841638" calcext:value-type="float">
            <text:p>8546.841638</text:p>
          </table:table-cell>
          <table:table-cell office:value-type="float" office:value="10363.777668" calcext:value-type="float">
            <text:p>10363.777668</text:p>
          </table:table-cell>
          <table:table-cell office:value-type="float" office:value="15654.888034" calcext:value-type="float">
            <text:p>15654.888034</text:p>
          </table:table-cell>
          <table:table-cell office:value-type="float" office:value="11090.360295" calcext:value-type="float">
            <text:p>11090.360295</text:p>
          </table:table-cell>
          <table:table-cell office:value-type="string" calcext:value-type="string">
            <text:p><text:s/>0.0%</text:p>
          </table:table-cell>
          <table:table-cell table:formula="of:=[.F12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489.019805" calcext:value-type="float">
            <text:p>8489.019805</text:p>
          </table:table-cell>
          <table:table-cell office:value-type="float" office:value="10278.092177" calcext:value-type="float">
            <text:p>10278.092177</text:p>
          </table:table-cell>
          <table:table-cell office:value-type="float" office:value="15512.609963" calcext:value-type="float">
            <text:p>15512.609963</text:p>
          </table:table-cell>
          <table:table-cell office:value-type="float" office:value="10940.689336" calcext:value-type="float">
            <text:p>10940.689336</text:p>
          </table:table-cell>
          <table:table-cell office:value-type="string" calcext:value-type="string">
            <text:p><text:s/>0.0%</text:p>
          </table:table-cell>
          <table:table-cell table:formula="of:=[.F129]*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08:26:13.637676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1:30:48.614970660</dc:date>
    <meta:editing-duration>PT2H36M27S</meta:editing-duration>
    <meta:editing-cycles>3</meta:editing-cycles>
    <meta:generator>LibreOffice/4.4.2.2$Linux_X86_64 LibreOffice_project/40m0$Build-2</meta:generator>
    <meta:document-statistic meta:table-count="1" meta:cell-count="9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747cm" svg:height="22.048cm" xlink:href=".." xlink:type="simple" chart:class="chart:line" chart:style-name="ch1">
        <chart:legend chart:legend-position="end" svg:x="30.344cm" svg:y="9.924cm" style:legend-expansion="high" chart:style-name="ch2"/>
        <chart:plot-area chart:style-name="ch3" table:cell-range-address="output3.A1:output3.E129" chart:data-source-has-labels="both" svg:x="1.688cm" svg:y="0.44cm" svg:width="28.002cm" svg:height="20.164cm">
          <chartooo:coordinate-region svg:x="2.997cm" svg:y="0.44cm" svg:width="26.693cm" svg:height="18.353cm"/>
          <chart:axis chart:dimension="x" chart:name="primary-x" chart:style-name="ch4" chartooo:axis-type="auto">
            <chartooo:date-scale/>
            <chart:title svg:x="14.876cm" svg:y="21.045cm" chart:style-name="ch5">
              <text:p>Array size</text:p>
            </chart:title>
            <chart:categories table:cell-range-address="output3.A2:output3.A129"/>
          </chart:axis>
          <chart:axis chart:dimension="y" chart:name="primary-y" chart:style-name="ch4">
            <chart:title svg:x="0.451cm" svg:y="11.879cm" chart:style-name="ch6">
              <text:p>Bandwidth (MB/s)</text:p>
            </chart:title>
            <chart:grid chart:style-name="ch7" chart:class="major"/>
          </chart:axis>
          <chart:series chart:style-name="ch8" chart:values-cell-range-address="output3.B2:output3.B129" chart:label-cell-address="output3.B1:output3.B1" chart:class="chart:line">
            <chart:data-point chart:repeated="128"/>
          </chart:series>
          <chart:series chart:style-name="ch9" chart:values-cell-range-address="output3.C2:output3.C129" chart:label-cell-address="output3.C1:output3.C1" chart:class="chart:line">
            <chart:data-point chart:repeated="128"/>
          </chart:series>
          <chart:series chart:style-name="ch10" chart:values-cell-range-address="output3.D2:output3.D129" chart:label-cell-address="output3.D1:output3.D1" chart:class="chart:line">
            <chart:data-point chart:repeated="128"/>
          </chart:series>
          <chart:series chart:style-name="ch11" chart:values-cell-range-address="output3.E2:output3.E129" chart:label-cell-address="output3.E1:output3.E1" chart:class="chart:line">
            <chart:data-point chart:repeated="1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ll</text:p>
                <draw:g>
                  <svg:desc>output3.B1:output3.B1</svg:desc>
                </draw:g>
              </table:table-cell>
              <table:table-cell office:value-type="string">
                <text:p> Copy</text:p>
                <draw:g>
                  <svg:desc>output3.C1:output3.C1</svg:desc>
                </draw:g>
              </table:table-cell>
              <table:table-cell office:value-type="string">
                <text:p> AXPY</text:p>
                <draw:g>
                  <svg:desc>output3.D1:output3.D1</svg:desc>
                </draw:g>
              </table:table-cell>
              <table:table-cell office:value-type="string">
                <text:p> DOT</text:p>
                <draw:g>
                  <svg:desc>output3.E1:output3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11493.42759">
                <text:p>11493.42759</text:p>
                <draw:g>
                  <svg:desc>output3.B2:output3.B129</svg:desc>
                </draw:g>
              </table:table-cell>
              <table:table-cell office:value-type="float" office:value="23191.611696">
                <text:p>23191.611696</text:p>
                <draw:g>
                  <svg:desc>output3.C2:output3.C129</svg:desc>
                </draw:g>
              </table:table-cell>
              <table:table-cell office:value-type="float" office:value="36452.396069">
                <text:p>36452.396069</text:p>
                <draw:g>
                  <svg:desc>output3.D2:output3.D129</svg:desc>
                </draw:g>
              </table:table-cell>
              <table:table-cell office:value-type="float" office:value="17666.434376">
                <text:p>17666.434376</text:p>
                <draw:g>
                  <svg:desc>output3.E2:output3.E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825.802142">
                <text:p>13825.802142</text:p>
              </table:table-cell>
              <table:table-cell office:value-type="float" office:value="28106.838119">
                <text:p>28106.838119</text:p>
              </table:table-cell>
              <table:table-cell office:value-type="float" office:value="41988.818458">
                <text:p>41988.818458</text:p>
              </table:table-cell>
              <table:table-cell office:value-type="float" office:value="19302.867518">
                <text:p>19302.8675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099.241324">
                <text:p>12099.241324</text:p>
              </table:table-cell>
              <table:table-cell office:value-type="float" office:value="24473.669372">
                <text:p>24473.669372</text:p>
              </table:table-cell>
              <table:table-cell office:value-type="float" office:value="40314.838895">
                <text:p>40314.838895</text:p>
              </table:table-cell>
              <table:table-cell office:value-type="float" office:value="16460.872136">
                <text:p>16460.8721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892.678018">
                <text:p>12892.678018</text:p>
              </table:table-cell>
              <table:table-cell office:value-type="float" office:value="25733.250478">
                <text:p>25733.250478</text:p>
              </table:table-cell>
              <table:table-cell office:value-type="float" office:value="41385.068281">
                <text:p>41385.068281</text:p>
              </table:table-cell>
              <table:table-cell office:value-type="float" office:value="15832.812879">
                <text:p>15832.8128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032.902925">
                <text:p>13032.902925</text:p>
              </table:table-cell>
              <table:table-cell office:value-type="float" office:value="26030.525684">
                <text:p>26030.525684</text:p>
              </table:table-cell>
              <table:table-cell office:value-type="float" office:value="41628.234592">
                <text:p>41628.234592</text:p>
              </table:table-cell>
              <table:table-cell office:value-type="float" office:value="16377.183882">
                <text:p>16377.18388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067.338444">
                <text:p>13067.338444</text:p>
              </table:table-cell>
              <table:table-cell office:value-type="float" office:value="25962.87207">
                <text:p>25962.87207</text:p>
              </table:table-cell>
              <table:table-cell office:value-type="float" office:value="41851.907036">
                <text:p>41851.907036</text:p>
              </table:table-cell>
              <table:table-cell office:value-type="float" office:value="16425.849561">
                <text:p>16425.84956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545.429643">
                <text:p>12545.429643</text:p>
              </table:table-cell>
              <table:table-cell office:value-type="float" office:value="25171.951472">
                <text:p>25171.951472</text:p>
              </table:table-cell>
              <table:table-cell office:value-type="float" office:value="37255.602005">
                <text:p>37255.602005</text:p>
              </table:table-cell>
              <table:table-cell office:value-type="float" office:value="16678.253619">
                <text:p>16678.25361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224.129623">
                <text:p>13224.129623</text:p>
              </table:table-cell>
              <table:table-cell office:value-type="float" office:value="26216.060296">
                <text:p>26216.060296</text:p>
              </table:table-cell>
              <table:table-cell office:value-type="float" office:value="42092.126841">
                <text:p>42092.126841</text:p>
              </table:table-cell>
              <table:table-cell office:value-type="float" office:value="16742.553123">
                <text:p>16742.5531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745.314901">
                <text:p>12745.314901</text:p>
              </table:table-cell>
              <table:table-cell office:value-type="float" office:value="23186.501535">
                <text:p>23186.501535</text:p>
              </table:table-cell>
              <table:table-cell office:value-type="float" office:value="41482.270777">
                <text:p>41482.270777</text:p>
              </table:table-cell>
              <table:table-cell office:value-type="float" office:value="16673.312976">
                <text:p>16673.3129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913.436663">
                <text:p>12913.436663</text:p>
              </table:table-cell>
              <table:table-cell office:value-type="float" office:value="23196.883035">
                <text:p>23196.883035</text:p>
              </table:table-cell>
              <table:table-cell office:value-type="float" office:value="36361.700121">
                <text:p>36361.700121</text:p>
              </table:table-cell>
              <table:table-cell office:value-type="float" office:value="16609.642499">
                <text:p>16609.6424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971.470354">
                <text:p>12971.470354</text:p>
              </table:table-cell>
              <table:table-cell office:value-type="float" office:value="25135.861937">
                <text:p>25135.861937</text:p>
              </table:table-cell>
              <table:table-cell office:value-type="float" office:value="39046.953277">
                <text:p>39046.953277</text:p>
              </table:table-cell>
              <table:table-cell office:value-type="float" office:value="16992.761513">
                <text:p>16992.7615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459.735183">
                <text:p>12459.735183</text:p>
              </table:table-cell>
              <table:table-cell office:value-type="float" office:value="24854.991164">
                <text:p>24854.991164</text:p>
              </table:table-cell>
              <table:table-cell office:value-type="float" office:value="37344.027657">
                <text:p>37344.027657</text:p>
              </table:table-cell>
              <table:table-cell office:value-type="float" office:value="16248.332911">
                <text:p>16248.3329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4181.416437">
                <text:p>14181.416437</text:p>
              </table:table-cell>
              <table:table-cell office:value-type="float" office:value="26270.569971">
                <text:p>26270.569971</text:p>
              </table:table-cell>
              <table:table-cell office:value-type="float" office:value="38602.480052">
                <text:p>38602.480052</text:p>
              </table:table-cell>
              <table:table-cell office:value-type="float" office:value="16142.99546">
                <text:p>16142.9954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205.406691">
                <text:p>14205.406691</text:p>
              </table:table-cell>
              <table:table-cell office:value-type="float" office:value="26673.037911">
                <text:p>26673.037911</text:p>
              </table:table-cell>
              <table:table-cell office:value-type="float" office:value="38725.284187">
                <text:p>38725.284187</text:p>
              </table:table-cell>
              <table:table-cell office:value-type="float" office:value="16157.310406">
                <text:p>16157.31040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941.27785">
                <text:p>15941.27785</text:p>
              </table:table-cell>
              <table:table-cell office:value-type="float" office:value="27785.964822">
                <text:p>27785.964822</text:p>
              </table:table-cell>
              <table:table-cell office:value-type="float" office:value="39195.212361">
                <text:p>39195.212361</text:p>
              </table:table-cell>
              <table:table-cell office:value-type="float" office:value="15865.276556">
                <text:p>15865.27655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202.404827">
                <text:p>16202.404827</text:p>
              </table:table-cell>
              <table:table-cell office:value-type="float" office:value="28648.494041">
                <text:p>28648.494041</text:p>
              </table:table-cell>
              <table:table-cell office:value-type="float" office:value="40037.302523">
                <text:p>40037.302523</text:p>
              </table:table-cell>
              <table:table-cell office:value-type="float" office:value="16102.254577">
                <text:p>16102.25457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7768.524447">
                <text:p>17768.524447</text:p>
              </table:table-cell>
              <table:table-cell office:value-type="float" office:value="29289.942053">
                <text:p>29289.942053</text:p>
              </table:table-cell>
              <table:table-cell office:value-type="float" office:value="39978.447212">
                <text:p>39978.447212</text:p>
              </table:table-cell>
              <table:table-cell office:value-type="float" office:value="15658.656369">
                <text:p>15658.6563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8594.714877">
                <text:p>18594.714877</text:p>
              </table:table-cell>
              <table:table-cell office:value-type="float" office:value="30011.720671">
                <text:p>30011.720671</text:p>
              </table:table-cell>
              <table:table-cell office:value-type="float" office:value="40216.31969">
                <text:p>40216.31969</text:p>
              </table:table-cell>
              <table:table-cell office:value-type="float" office:value="15542.972766">
                <text:p>15542.9727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457.367726">
                <text:p>18457.367726</text:p>
              </table:table-cell>
              <table:table-cell office:value-type="float" office:value="30236.591765">
                <text:p>30236.591765</text:p>
              </table:table-cell>
              <table:table-cell office:value-type="float" office:value="40144.025416">
                <text:p>40144.025416</text:p>
              </table:table-cell>
              <table:table-cell office:value-type="float" office:value="15465.893814">
                <text:p>15465.8938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0359.014228">
                <text:p>20359.014228</text:p>
              </table:table-cell>
              <table:table-cell office:value-type="float" office:value="31412.406145">
                <text:p>31412.406145</text:p>
              </table:table-cell>
              <table:table-cell office:value-type="float" office:value="40764.96909">
                <text:p>40764.96909</text:p>
              </table:table-cell>
              <table:table-cell office:value-type="float" office:value="15386.324331">
                <text:p>15386.32433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839.535412">
                <text:p>21839.535412</text:p>
              </table:table-cell>
              <table:table-cell office:value-type="float" office:value="32698.050367">
                <text:p>32698.050367</text:p>
              </table:table-cell>
              <table:table-cell office:value-type="float" office:value="42132.376419">
                <text:p>42132.376419</text:p>
              </table:table-cell>
              <table:table-cell office:value-type="float" office:value="15738.89977">
                <text:p>15738.899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2801.176301">
                <text:p>22801.176301</text:p>
              </table:table-cell>
              <table:table-cell office:value-type="float" office:value="33462.2674">
                <text:p>33462.2674</text:p>
              </table:table-cell>
              <table:table-cell office:value-type="float" office:value="42676.014346">
                <text:p>42676.014346</text:p>
              </table:table-cell>
              <table:table-cell office:value-type="float" office:value="15807.888624">
                <text:p>15807.88862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481.137116">
                <text:p>22481.137116</text:p>
              </table:table-cell>
              <table:table-cell office:value-type="float" office:value="33640.388009">
                <text:p>33640.388009</text:p>
              </table:table-cell>
              <table:table-cell office:value-type="float" office:value="42570.46505">
                <text:p>42570.46505</text:p>
              </table:table-cell>
              <table:table-cell office:value-type="float" office:value="15702.164842">
                <text:p>15702.16484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418.140446">
                <text:p>24418.140446</text:p>
              </table:table-cell>
              <table:table-cell office:value-type="float" office:value="34836.507208">
                <text:p>34836.507208</text:p>
              </table:table-cell>
              <table:table-cell office:value-type="float" office:value="42878.641839">
                <text:p>42878.641839</text:p>
              </table:table-cell>
              <table:table-cell office:value-type="float" office:value="15570.691198">
                <text:p>15570.69119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5302.372916">
                <text:p>25302.372916</text:p>
              </table:table-cell>
              <table:table-cell office:value-type="float" office:value="35559.588802">
                <text:p>35559.588802</text:p>
              </table:table-cell>
              <table:table-cell office:value-type="float" office:value="43361.300635">
                <text:p>43361.300635</text:p>
              </table:table-cell>
              <table:table-cell office:value-type="float" office:value="15635.995021">
                <text:p>15635.99502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4868.005508">
                <text:p>24868.005508</text:p>
              </table:table-cell>
              <table:table-cell office:value-type="float" office:value="36153.014251">
                <text:p>36153.014251</text:p>
              </table:table-cell>
              <table:table-cell office:value-type="float" office:value="43263.492676">
                <text:p>43263.492676</text:p>
              </table:table-cell>
              <table:table-cell office:value-type="float" office:value="15564.841512">
                <text:p>15564.8415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5745.228856">
                <text:p>25745.228856</text:p>
              </table:table-cell>
              <table:table-cell office:value-type="float" office:value="35449.543148">
                <text:p>35449.543148</text:p>
              </table:table-cell>
              <table:table-cell office:value-type="float" office:value="42954.586505">
                <text:p>42954.586505</text:p>
              </table:table-cell>
              <table:table-cell office:value-type="float" office:value="15379.360688">
                <text:p>15379.3606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871.274408">
                <text:p>25871.274408</text:p>
              </table:table-cell>
              <table:table-cell office:value-type="float" office:value="35903.887165">
                <text:p>35903.887165</text:p>
              </table:table-cell>
              <table:table-cell office:value-type="float" office:value="42006.870705">
                <text:p>42006.870705</text:p>
              </table:table-cell>
              <table:table-cell office:value-type="float" office:value="14963.288133">
                <text:p>14963.28813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6610.692848">
                <text:p>26610.692848</text:p>
              </table:table-cell>
              <table:table-cell office:value-type="float" office:value="36404.096759">
                <text:p>36404.096759</text:p>
              </table:table-cell>
              <table:table-cell office:value-type="float" office:value="42179.528728">
                <text:p>42179.528728</text:p>
              </table:table-cell>
              <table:table-cell office:value-type="float" office:value="14940.622558">
                <text:p>14940.6225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7433.496899">
                <text:p>27433.496899</text:p>
              </table:table-cell>
              <table:table-cell office:value-type="float" office:value="37044.001806">
                <text:p>37044.001806</text:p>
              </table:table-cell>
              <table:table-cell office:value-type="float" office:value="42498.378101">
                <text:p>42498.378101</text:p>
              </table:table-cell>
              <table:table-cell office:value-type="float" office:value="14990.124192">
                <text:p>14990.12419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817.303189">
                <text:p>27817.303189</text:p>
              </table:table-cell>
              <table:table-cell office:value-type="float" office:value="37974.853301">
                <text:p>37974.853301</text:p>
              </table:table-cell>
              <table:table-cell office:value-type="float" office:value="42610.107861">
                <text:p>42610.107861</text:p>
              </table:table-cell>
              <table:table-cell office:value-type="float" office:value="14934.981692">
                <text:p>14934.98169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8269.506589">
                <text:p>28269.506589</text:p>
              </table:table-cell>
              <table:table-cell office:value-type="float" office:value="37898.081642">
                <text:p>37898.081642</text:p>
              </table:table-cell>
              <table:table-cell office:value-type="float" office:value="42836.807405">
                <text:p>42836.807405</text:p>
              </table:table-cell>
              <table:table-cell office:value-type="float" office:value="14928.010603">
                <text:p>14928.01060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9298.826973">
                <text:p>29298.826973</text:p>
              </table:table-cell>
              <table:table-cell office:value-type="float" office:value="37673.285259">
                <text:p>37673.285259</text:p>
              </table:table-cell>
              <table:table-cell office:value-type="float" office:value="43063.030027">
                <text:p>43063.030027</text:p>
              </table:table-cell>
              <table:table-cell office:value-type="float" office:value="14973.5482">
                <text:p>14973.548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0731.942706">
                <text:p>30731.942706</text:p>
              </table:table-cell>
              <table:table-cell office:value-type="float" office:value="37778.673245">
                <text:p>37778.673245</text:p>
              </table:table-cell>
              <table:table-cell office:value-type="float" office:value="42650.742413">
                <text:p>42650.742413</text:p>
              </table:table-cell>
              <table:table-cell office:value-type="float" office:value="14786.916483">
                <text:p>14786.91648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1263.587866">
                <text:p>31263.587866</text:p>
              </table:table-cell>
              <table:table-cell office:value-type="float" office:value="38119.9904">
                <text:p>38119.9904</text:p>
              </table:table-cell>
              <table:table-cell office:value-type="float" office:value="42721.896998">
                <text:p>42721.896998</text:p>
              </table:table-cell>
              <table:table-cell office:value-type="float" office:value="14792.601437">
                <text:p>14792.60143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1196.544516">
                <text:p>31196.544516</text:p>
              </table:table-cell>
              <table:table-cell office:value-type="float" office:value="38247.78007">
                <text:p>38247.78007</text:p>
              </table:table-cell>
              <table:table-cell office:value-type="float" office:value="42984.76153">
                <text:p>42984.76153</text:p>
              </table:table-cell>
              <table:table-cell office:value-type="float" office:value="14842.096787">
                <text:p>14842.09678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2383.176614">
                <text:p>32383.176614</text:p>
              </table:table-cell>
              <table:table-cell office:value-type="float" office:value="38886.61549">
                <text:p>38886.61549</text:p>
              </table:table-cell>
              <table:table-cell office:value-type="float" office:value="43130.947548">
                <text:p>43130.947548</text:p>
              </table:table-cell>
              <table:table-cell office:value-type="float" office:value="14819.673388">
                <text:p>14819.67338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2976.269312">
                <text:p>32976.269312</text:p>
              </table:table-cell>
              <table:table-cell office:value-type="float" office:value="39043.779946">
                <text:p>39043.779946</text:p>
              </table:table-cell>
              <table:table-cell office:value-type="float" office:value="43233.709105">
                <text:p>43233.709105</text:p>
              </table:table-cell>
              <table:table-cell office:value-type="float" office:value="14832.395484">
                <text:p>14832.395484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2481.697321">
                <text:p>32481.697321</text:p>
              </table:table-cell>
              <table:table-cell office:value-type="float" office:value="39179.080068">
                <text:p>39179.080068</text:p>
              </table:table-cell>
              <table:table-cell office:value-type="float" office:value="43233.252843">
                <text:p>43233.252843</text:p>
              </table:table-cell>
              <table:table-cell office:value-type="float" office:value="14804.640492">
                <text:p>14804.640492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2788.35091">
                <text:p>32788.35091</text:p>
              </table:table-cell>
              <table:table-cell office:value-type="float" office:value="39452.847702">
                <text:p>39452.847702</text:p>
              </table:table-cell>
              <table:table-cell office:value-type="float" office:value="43221.148506">
                <text:p>43221.148506</text:p>
              </table:table-cell>
              <table:table-cell office:value-type="float" office:value="14780.191662">
                <text:p>14780.19166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3104.025543">
                <text:p>33104.025543</text:p>
              </table:table-cell>
              <table:table-cell office:value-type="float" office:value="39531.627213">
                <text:p>39531.627213</text:p>
              </table:table-cell>
              <table:table-cell office:value-type="float" office:value="43304.185609">
                <text:p>43304.185609</text:p>
              </table:table-cell>
              <table:table-cell office:value-type="float" office:value="14780.249638">
                <text:p>14780.249638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4139.335655">
                <text:p>34139.335655</text:p>
              </table:table-cell>
              <table:table-cell office:value-type="float" office:value="39921.936096">
                <text:p>39921.936096</text:p>
              </table:table-cell>
              <table:table-cell office:value-type="float" office:value="43383.919552">
                <text:p>43383.919552</text:p>
              </table:table-cell>
              <table:table-cell office:value-type="float" office:value="14782.333204">
                <text:p>14782.333204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33824.972601">
                <text:p>33824.972601</text:p>
              </table:table-cell>
              <table:table-cell office:value-type="float" office:value="39791.080125">
                <text:p>39791.080125</text:p>
              </table:table-cell>
              <table:table-cell office:value-type="float" office:value="43217.490459">
                <text:p>43217.490459</text:p>
              </table:table-cell>
              <table:table-cell office:value-type="float" office:value="14748.982593">
                <text:p>14748.982593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34714.802076">
                <text:p>34714.802076</text:p>
              </table:table-cell>
              <table:table-cell office:value-type="float" office:value="40180.005668">
                <text:p>40180.005668</text:p>
              </table:table-cell>
              <table:table-cell office:value-type="float" office:value="43450.93704">
                <text:p>43450.93704</text:p>
              </table:table-cell>
              <table:table-cell office:value-type="float" office:value="14753.297073">
                <text:p>14753.29707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34554.860338">
                <text:p>34554.860338</text:p>
              </table:table-cell>
              <table:table-cell office:value-type="float" office:value="40202.151815">
                <text:p>40202.151815</text:p>
              </table:table-cell>
              <table:table-cell office:value-type="float" office:value="43444.812115">
                <text:p>43444.812115</text:p>
              </table:table-cell>
              <table:table-cell office:value-type="float" office:value="14761.829308">
                <text:p>14761.829308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35038.814916">
                <text:p>35038.814916</text:p>
              </table:table-cell>
              <table:table-cell office:value-type="float" office:value="40462.725284">
                <text:p>40462.725284</text:p>
              </table:table-cell>
              <table:table-cell office:value-type="float" office:value="43453.670263">
                <text:p>43453.670263</text:p>
              </table:table-cell>
              <table:table-cell office:value-type="float" office:value="14752.178629">
                <text:p>14752.178629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6387.634244">
                <text:p>36387.634244</text:p>
              </table:table-cell>
              <table:table-cell office:value-type="float" office:value="41922.739554">
                <text:p>41922.739554</text:p>
              </table:table-cell>
              <table:table-cell office:value-type="float" office:value="44756.944851">
                <text:p>44756.944851</text:p>
              </table:table-cell>
              <table:table-cell office:value-type="float" office:value="15205.832847">
                <text:p>15205.832847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36599.95912">
                <text:p>36599.95912</text:p>
              </table:table-cell>
              <table:table-cell office:value-type="float" office:value="41727.73731">
                <text:p>41727.73731</text:p>
              </table:table-cell>
              <table:table-cell office:value-type="float" office:value="44718.009872">
                <text:p>44718.009872</text:p>
              </table:table-cell>
              <table:table-cell office:value-type="float" office:value="15169.156">
                <text:p>15169.156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36122.312335">
                <text:p>36122.312335</text:p>
              </table:table-cell>
              <table:table-cell office:value-type="float" office:value="40610.100594">
                <text:p>40610.100594</text:p>
              </table:table-cell>
              <table:table-cell office:value-type="float" office:value="43539.004827">
                <text:p>43539.004827</text:p>
              </table:table-cell>
              <table:table-cell office:value-type="float" office:value="14889.961831">
                <text:p>14889.961831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35862.542582">
                <text:p>35862.542582</text:p>
              </table:table-cell>
              <table:table-cell office:value-type="float" office:value="39268.066632">
                <text:p>39268.066632</text:p>
              </table:table-cell>
              <table:table-cell office:value-type="float" office:value="42808.576982">
                <text:p>42808.576982</text:p>
              </table:table-cell>
              <table:table-cell office:value-type="float" office:value="14682.708413">
                <text:p>14682.708413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35925.51476">
                <text:p>35925.51476</text:p>
              </table:table-cell>
              <table:table-cell office:value-type="float" office:value="39111.286342">
                <text:p>39111.286342</text:p>
              </table:table-cell>
              <table:table-cell office:value-type="float" office:value="42785.471473">
                <text:p>42785.471473</text:p>
              </table:table-cell>
              <table:table-cell office:value-type="float" office:value="14699.931294">
                <text:p>14699.931294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35929.88445">
                <text:p>35929.88445</text:p>
              </table:table-cell>
              <table:table-cell office:value-type="float" office:value="39180.71862">
                <text:p>39180.71862</text:p>
              </table:table-cell>
              <table:table-cell office:value-type="float" office:value="42655.534265">
                <text:p>42655.534265</text:p>
              </table:table-cell>
              <table:table-cell office:value-type="float" office:value="14680.002718">
                <text:p>14680.00271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6141.706945">
                <text:p>36141.706945</text:p>
              </table:table-cell>
              <table:table-cell office:value-type="float" office:value="39293.267713">
                <text:p>39293.267713</text:p>
              </table:table-cell>
              <table:table-cell office:value-type="float" office:value="42668.963248">
                <text:p>42668.963248</text:p>
              </table:table-cell>
              <table:table-cell office:value-type="float" office:value="14682.351019">
                <text:p>14682.351019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35916.622111">
                <text:p>35916.622111</text:p>
              </table:table-cell>
              <table:table-cell office:value-type="float" office:value="39463.676821">
                <text:p>39463.676821</text:p>
              </table:table-cell>
              <table:table-cell office:value-type="float" office:value="42764.746277">
                <text:p>42764.746277</text:p>
              </table:table-cell>
              <table:table-cell office:value-type="float" office:value="14699.678969">
                <text:p>14699.678969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36328.98663">
                <text:p>36328.98663</text:p>
              </table:table-cell>
              <table:table-cell office:value-type="float" office:value="39983.942381">
                <text:p>39983.942381</text:p>
              </table:table-cell>
              <table:table-cell office:value-type="float" office:value="43071.515836">
                <text:p>43071.515836</text:p>
              </table:table-cell>
              <table:table-cell office:value-type="float" office:value="14811.65883">
                <text:p>14811.65883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29645.07524">
                <text:p>29645.07524</text:p>
              </table:table-cell>
              <table:table-cell office:value-type="float" office:value="38287.249158">
                <text:p>38287.249158</text:p>
              </table:table-cell>
              <table:table-cell office:value-type="float" office:value="42947.056508">
                <text:p>42947.056508</text:p>
              </table:table-cell>
              <table:table-cell office:value-type="float" office:value="14672.859628">
                <text:p>14672.85962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26563.918647">
                <text:p>26563.918647</text:p>
              </table:table-cell>
              <table:table-cell office:value-type="float" office:value="39389.616156">
                <text:p>39389.616156</text:p>
              </table:table-cell>
              <table:table-cell office:value-type="float" office:value="42689.851206">
                <text:p>42689.851206</text:p>
              </table:table-cell>
              <table:table-cell office:value-type="float" office:value="14698.004138">
                <text:p>14698.00413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26541.012759">
                <text:p>26541.012759</text:p>
              </table:table-cell>
              <table:table-cell office:value-type="float" office:value="39315.979738">
                <text:p>39315.979738</text:p>
              </table:table-cell>
              <table:table-cell office:value-type="float" office:value="42692.864666">
                <text:p>42692.864666</text:p>
              </table:table-cell>
              <table:table-cell office:value-type="float" office:value="14666.409224">
                <text:p>14666.40922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6459.09067">
                <text:p>26459.09067</text:p>
              </table:table-cell>
              <table:table-cell office:value-type="float" office:value="39506.107071">
                <text:p>39506.107071</text:p>
              </table:table-cell>
              <table:table-cell office:value-type="float" office:value="42655.733002">
                <text:p>42655.733002</text:p>
              </table:table-cell>
              <table:table-cell office:value-type="float" office:value="14671.524994">
                <text:p>14671.524994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26516.264424">
                <text:p>26516.264424</text:p>
              </table:table-cell>
              <table:table-cell office:value-type="float" office:value="39110.339651">
                <text:p>39110.339651</text:p>
              </table:table-cell>
              <table:table-cell office:value-type="float" office:value="42669.230247">
                <text:p>42669.230247</text:p>
              </table:table-cell>
              <table:table-cell office:value-type="float" office:value="14680.011784">
                <text:p>14680.011784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26440.051616">
                <text:p>26440.051616</text:p>
              </table:table-cell>
              <table:table-cell office:value-type="float" office:value="39184.975359">
                <text:p>39184.975359</text:p>
              </table:table-cell>
              <table:table-cell office:value-type="float" office:value="42720.877475">
                <text:p>42720.877475</text:p>
              </table:table-cell>
              <table:table-cell office:value-type="float" office:value="14692.369808">
                <text:p>14692.369808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26291.147566">
                <text:p>26291.147566</text:p>
              </table:table-cell>
              <table:table-cell office:value-type="float" office:value="38848.13314">
                <text:p>38848.13314</text:p>
              </table:table-cell>
              <table:table-cell office:value-type="float" office:value="42401.128948">
                <text:p>42401.128948</text:p>
              </table:table-cell>
              <table:table-cell office:value-type="float" office:value="14566.869597">
                <text:p>14566.869597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26310.492093">
                <text:p>26310.492093</text:p>
              </table:table-cell>
              <table:table-cell office:value-type="float" office:value="39139.123882">
                <text:p>39139.123882</text:p>
              </table:table-cell>
              <table:table-cell office:value-type="float" office:value="42715.849666">
                <text:p>42715.849666</text:p>
              </table:table-cell>
              <table:table-cell office:value-type="float" office:value="14664.079237">
                <text:p>14664.079237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26301.042168">
                <text:p>26301.042168</text:p>
              </table:table-cell>
              <table:table-cell office:value-type="float" office:value="39235.63144">
                <text:p>39235.63144</text:p>
              </table:table-cell>
              <table:table-cell office:value-type="float" office:value="42713.666048">
                <text:p>42713.666048</text:p>
              </table:table-cell>
              <table:table-cell office:value-type="float" office:value="14699.236904">
                <text:p>14699.236904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27166.27506">
                <text:p>27166.27506</text:p>
              </table:table-cell>
              <table:table-cell office:value-type="float" office:value="39004.685695">
                <text:p>39004.685695</text:p>
              </table:table-cell>
              <table:table-cell office:value-type="float" office:value="44149.917322">
                <text:p>44149.917322</text:p>
              </table:table-cell>
              <table:table-cell office:value-type="float" office:value="15165.629484">
                <text:p>15165.629484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26722.867792">
                <text:p>26722.867792</text:p>
              </table:table-cell>
              <table:table-cell office:value-type="float" office:value="38925.088124">
                <text:p>38925.088124</text:p>
              </table:table-cell>
              <table:table-cell office:value-type="float" office:value="43507.495319">
                <text:p>43507.495319</text:p>
              </table:table-cell>
              <table:table-cell office:value-type="float" office:value="14981.390617">
                <text:p>14981.390617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26104.118537">
                <text:p>26104.118537</text:p>
              </table:table-cell>
              <table:table-cell office:value-type="float" office:value="38667.704793">
                <text:p>38667.704793</text:p>
              </table:table-cell>
              <table:table-cell office:value-type="float" office:value="42651.903461">
                <text:p>42651.903461</text:p>
              </table:table-cell>
              <table:table-cell office:value-type="float" office:value="14684.128305">
                <text:p>14684.128305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26020.897437">
                <text:p>26020.897437</text:p>
              </table:table-cell>
              <table:table-cell office:value-type="float" office:value="38426.203447">
                <text:p>38426.203447</text:p>
              </table:table-cell>
              <table:table-cell office:value-type="float" office:value="42536.117328">
                <text:p>42536.117328</text:p>
              </table:table-cell>
              <table:table-cell office:value-type="float" office:value="14643.645943">
                <text:p>14643.645943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26001.433239">
                <text:p>26001.433239</text:p>
              </table:table-cell>
              <table:table-cell office:value-type="float" office:value="38905.819264">
                <text:p>38905.819264</text:p>
              </table:table-cell>
              <table:table-cell office:value-type="float" office:value="42271.739715">
                <text:p>42271.739715</text:p>
              </table:table-cell>
              <table:table-cell office:value-type="float" office:value="14597.949747">
                <text:p>14597.949747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26942.515041">
                <text:p>26942.515041</text:p>
              </table:table-cell>
              <table:table-cell office:value-type="float" office:value="36792.822793">
                <text:p>36792.822793</text:p>
              </table:table-cell>
              <table:table-cell office:value-type="float" office:value="42849.340682">
                <text:p>42849.340682</text:p>
              </table:table-cell>
              <table:table-cell office:value-type="float" office:value="15086.680163">
                <text:p>15086.680163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25808.352865">
                <text:p>25808.352865</text:p>
              </table:table-cell>
              <table:table-cell office:value-type="float" office:value="35255.8744">
                <text:p>35255.8744</text:p>
              </table:table-cell>
              <table:table-cell office:value-type="float" office:value="40243.240578">
                <text:p>40243.240578</text:p>
              </table:table-cell>
              <table:table-cell office:value-type="float" office:value="14672.476587">
                <text:p>14672.476587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25789.066561">
                <text:p>25789.066561</text:p>
              </table:table-cell>
              <table:table-cell office:value-type="float" office:value="34366.92097">
                <text:p>34366.92097</text:p>
              </table:table-cell>
              <table:table-cell office:value-type="float" office:value="38663.288177">
                <text:p>38663.288177</text:p>
              </table:table-cell>
              <table:table-cell office:value-type="float" office:value="14640.420995">
                <text:p>14640.420995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25637.407398">
                <text:p>25637.407398</text:p>
              </table:table-cell>
              <table:table-cell office:value-type="float" office:value="31908.840723">
                <text:p>31908.840723</text:p>
              </table:table-cell>
              <table:table-cell office:value-type="float" office:value="37161.566933">
                <text:p>37161.566933</text:p>
              </table:table-cell>
              <table:table-cell office:value-type="float" office:value="14741.782218">
                <text:p>14741.782218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25725.81963">
                <text:p>25725.81963</text:p>
              </table:table-cell>
              <table:table-cell office:value-type="float" office:value="30053.409107">
                <text:p>30053.409107</text:p>
              </table:table-cell>
              <table:table-cell office:value-type="float" office:value="36689.181907">
                <text:p>36689.181907</text:p>
              </table:table-cell>
              <table:table-cell office:value-type="float" office:value="15027.049775">
                <text:p>15027.049775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25760.977045">
                <text:p>25760.977045</text:p>
              </table:table-cell>
              <table:table-cell office:value-type="float" office:value="28389.322995">
                <text:p>28389.322995</text:p>
              </table:table-cell>
              <table:table-cell office:value-type="float" office:value="35490.394885">
                <text:p>35490.394885</text:p>
              </table:table-cell>
              <table:table-cell office:value-type="float" office:value="15113.005831">
                <text:p>15113.005831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24961.348301">
                <text:p>24961.348301</text:p>
              </table:table-cell>
              <table:table-cell office:value-type="float" office:value="26596.379296">
                <text:p>26596.379296</text:p>
              </table:table-cell>
              <table:table-cell office:value-type="float" office:value="33520.702003">
                <text:p>33520.702003</text:p>
              </table:table-cell>
              <table:table-cell office:value-type="float" office:value="14654.609647">
                <text:p>14654.609647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25156.084074">
                <text:p>25156.084074</text:p>
              </table:table-cell>
              <table:table-cell office:value-type="float" office:value="25454.613917">
                <text:p>25454.613917</text:p>
              </table:table-cell>
              <table:table-cell office:value-type="float" office:value="32813.516974">
                <text:p>32813.516974</text:p>
              </table:table-cell>
              <table:table-cell office:value-type="float" office:value="14690.279323">
                <text:p>14690.279323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25455.270178">
                <text:p>25455.270178</text:p>
              </table:table-cell>
              <table:table-cell office:value-type="float" office:value="25664.125864">
                <text:p>25664.125864</text:p>
              </table:table-cell>
              <table:table-cell office:value-type="float" office:value="32802.481481">
                <text:p>32802.481481</text:p>
              </table:table-cell>
              <table:table-cell office:value-type="float" office:value="15073.827257">
                <text:p>15073.827257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25076.266747">
                <text:p>25076.266747</text:p>
              </table:table-cell>
              <table:table-cell office:value-type="float" office:value="25341.994195">
                <text:p>25341.994195</text:p>
              </table:table-cell>
              <table:table-cell office:value-type="float" office:value="32490.255897">
                <text:p>32490.255897</text:p>
              </table:table-cell>
              <table:table-cell office:value-type="float" office:value="15124.248446">
                <text:p>15124.248446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4733.217882">
                <text:p>24733.217882</text:p>
              </table:table-cell>
              <table:table-cell office:value-type="float" office:value="25294.607738">
                <text:p>25294.607738</text:p>
              </table:table-cell>
              <table:table-cell office:value-type="float" office:value="32429.007437">
                <text:p>32429.007437</text:p>
              </table:table-cell>
              <table:table-cell office:value-type="float" office:value="15137.611682">
                <text:p>15137.611682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23751.010993">
                <text:p>23751.010993</text:p>
              </table:table-cell>
              <table:table-cell office:value-type="float" office:value="24621.151015">
                <text:p>24621.151015</text:p>
              </table:table-cell>
              <table:table-cell office:value-type="float" office:value="31330.202544">
                <text:p>31330.202544</text:p>
              </table:table-cell>
              <table:table-cell office:value-type="float" office:value="14640.474906">
                <text:p>14640.474906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22022.123702">
                <text:p>22022.123702</text:p>
              </table:table-cell>
              <table:table-cell office:value-type="float" office:value="24590.009892">
                <text:p>24590.009892</text:p>
              </table:table-cell>
              <table:table-cell office:value-type="float" office:value="31272.670615">
                <text:p>31272.670615</text:p>
              </table:table-cell>
              <table:table-cell office:value-type="float" office:value="14629.754083">
                <text:p>14629.754083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21341.334267">
                <text:p>21341.334267</text:p>
              </table:table-cell>
              <table:table-cell office:value-type="float" office:value="24692.465853">
                <text:p>24692.465853</text:p>
              </table:table-cell>
              <table:table-cell office:value-type="float" office:value="31302.43006">
                <text:p>31302.43006</text:p>
              </table:table-cell>
              <table:table-cell office:value-type="float" office:value="14614.58176">
                <text:p>14614.58176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20774.141988">
                <text:p>20774.141988</text:p>
              </table:table-cell>
              <table:table-cell office:value-type="float" office:value="24877.349835">
                <text:p>24877.349835</text:p>
              </table:table-cell>
              <table:table-cell office:value-type="float" office:value="31189.626846">
                <text:p>31189.626846</text:p>
              </table:table-cell>
              <table:table-cell office:value-type="float" office:value="14603.921949">
                <text:p>14603.921949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20484.837712">
                <text:p>20484.837712</text:p>
              </table:table-cell>
              <table:table-cell office:value-type="float" office:value="25279.423279">
                <text:p>25279.423279</text:p>
              </table:table-cell>
              <table:table-cell office:value-type="float" office:value="31749.145036">
                <text:p>31749.145036</text:p>
              </table:table-cell>
              <table:table-cell office:value-type="float" office:value="14819.413814">
                <text:p>14819.413814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19815.011219">
                <text:p>19815.011219</text:p>
              </table:table-cell>
              <table:table-cell office:value-type="float" office:value="24949.070021">
                <text:p>24949.070021</text:p>
              </table:table-cell>
              <table:table-cell office:value-type="float" office:value="31293.732608">
                <text:p>31293.732608</text:p>
              </table:table-cell>
              <table:table-cell office:value-type="float" office:value="14625.730103">
                <text:p>14625.730103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20205.795212">
                <text:p>20205.795212</text:p>
              </table:table-cell>
              <table:table-cell office:value-type="float" office:value="25568.503729">
                <text:p>25568.503729</text:p>
              </table:table-cell>
              <table:table-cell office:value-type="float" office:value="32159.798148">
                <text:p>32159.798148</text:p>
              </table:table-cell>
              <table:table-cell office:value-type="float" office:value="15053.904867">
                <text:p>15053.904867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19891.274762">
                <text:p>19891.274762</text:p>
              </table:table-cell>
              <table:table-cell office:value-type="float" office:value="25312.796932">
                <text:p>25312.796932</text:p>
              </table:table-cell>
              <table:table-cell office:value-type="float" office:value="31704.51318">
                <text:p>31704.51318</text:p>
              </table:table-cell>
              <table:table-cell office:value-type="float" office:value="14831.627075">
                <text:p>14831.627075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20217.142808">
                <text:p>20217.142808</text:p>
              </table:table-cell>
              <table:table-cell office:value-type="float" office:value="25659.068643">
                <text:p>25659.068643</text:p>
              </table:table-cell>
              <table:table-cell office:value-type="float" office:value="32180.298862">
                <text:p>32180.298862</text:p>
              </table:table-cell>
              <table:table-cell office:value-type="float" office:value="15103.720593">
                <text:p>15103.720593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20216.705595">
                <text:p>20216.705595</text:p>
              </table:table-cell>
              <table:table-cell office:value-type="float" office:value="25556.277729">
                <text:p>25556.277729</text:p>
              </table:table-cell>
              <table:table-cell office:value-type="float" office:value="32117.369584">
                <text:p>32117.369584</text:p>
              </table:table-cell>
              <table:table-cell office:value-type="float" office:value="15108.651416">
                <text:p>15108.651416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20232.16838">
                <text:p>20232.16838</text:p>
              </table:table-cell>
              <table:table-cell office:value-type="float" office:value="25581.020301">
                <text:p>25581.020301</text:p>
              </table:table-cell>
              <table:table-cell office:value-type="float" office:value="31915.792278">
                <text:p>31915.792278</text:p>
              </table:table-cell>
              <table:table-cell office:value-type="float" office:value="15056.972424">
                <text:p>15056.972424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19935.485989">
                <text:p>19935.485989</text:p>
              </table:table-cell>
              <table:table-cell office:value-type="float" office:value="24209.390921">
                <text:p>24209.390921</text:p>
              </table:table-cell>
              <table:table-cell office:value-type="float" office:value="30754.762542">
                <text:p>30754.762542</text:p>
              </table:table-cell>
              <table:table-cell office:value-type="float" office:value="14648.036391">
                <text:p>14648.036391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19683.092812">
                <text:p>19683.092812</text:p>
              </table:table-cell>
              <table:table-cell office:value-type="float" office:value="23303.207923">
                <text:p>23303.207923</text:p>
              </table:table-cell>
              <table:table-cell office:value-type="float" office:value="29888.528805">
                <text:p>29888.528805</text:p>
              </table:table-cell>
              <table:table-cell office:value-type="float" office:value="14294.386248">
                <text:p>14294.386248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19319.265173">
                <text:p>19319.265173</text:p>
              </table:table-cell>
              <table:table-cell office:value-type="float" office:value="22314.821848">
                <text:p>22314.821848</text:p>
              </table:table-cell>
              <table:table-cell office:value-type="float" office:value="28872.031638">
                <text:p>28872.031638</text:p>
              </table:table-cell>
              <table:table-cell office:value-type="float" office:value="13886.891999">
                <text:p>13886.891999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19613.961049">
                <text:p>19613.961049</text:p>
              </table:table-cell>
              <table:table-cell office:value-type="float" office:value="21772.158798">
                <text:p>21772.158798</text:p>
              </table:table-cell>
              <table:table-cell office:value-type="float" office:value="27775.939493">
                <text:p>27775.939493</text:p>
              </table:table-cell>
              <table:table-cell office:value-type="float" office:value="13849.56254">
                <text:p>13849.56254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19506.475555">
                <text:p>19506.475555</text:p>
              </table:table-cell>
              <table:table-cell office:value-type="float" office:value="20305.07175">
                <text:p>20305.07175</text:p>
              </table:table-cell>
              <table:table-cell office:value-type="float" office:value="26892.743116">
                <text:p>26892.743116</text:p>
              </table:table-cell>
              <table:table-cell office:value-type="float" office:value="13342.79236">
                <text:p>13342.79236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9716.676832">
                <text:p>19716.676832</text:p>
              </table:table-cell>
              <table:table-cell office:value-type="float" office:value="17835.43368">
                <text:p>17835.43368</text:p>
              </table:table-cell>
              <table:table-cell office:value-type="float" office:value="24597.83678">
                <text:p>24597.83678</text:p>
              </table:table-cell>
              <table:table-cell office:value-type="float" office:value="13020.476071">
                <text:p>13020.476071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8325.408944">
                <text:p>18325.408944</text:p>
              </table:table-cell>
              <table:table-cell office:value-type="float" office:value="14607.596843">
                <text:p>14607.596843</text:p>
              </table:table-cell>
              <table:table-cell office:value-type="float" office:value="21326.761447">
                <text:p>21326.761447</text:p>
              </table:table-cell>
              <table:table-cell office:value-type="float" office:value="11962.064068">
                <text:p>11962.064068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7608.606253">
                <text:p>17608.606253</text:p>
              </table:table-cell>
              <table:table-cell office:value-type="float" office:value="13232.457814">
                <text:p>13232.457814</text:p>
              </table:table-cell>
              <table:table-cell office:value-type="float" office:value="19281.929495">
                <text:p>19281.929495</text:p>
              </table:table-cell>
              <table:table-cell office:value-type="float" office:value="11624.150366">
                <text:p>11624.150366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6551.879965">
                <text:p>16551.879965</text:p>
              </table:table-cell>
              <table:table-cell office:value-type="float" office:value="12155.268353">
                <text:p>12155.268353</text:p>
              </table:table-cell>
              <table:table-cell office:value-type="float" office:value="18117.218652">
                <text:p>18117.218652</text:p>
              </table:table-cell>
              <table:table-cell office:value-type="float" office:value="11397.958303">
                <text:p>11397.958303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5793.273251">
                <text:p>15793.273251</text:p>
              </table:table-cell>
              <table:table-cell office:value-type="float" office:value="11385.528699">
                <text:p>11385.528699</text:p>
              </table:table-cell>
              <table:table-cell office:value-type="float" office:value="16889.241615">
                <text:p>16889.241615</text:p>
              </table:table-cell>
              <table:table-cell office:value-type="float" office:value="10935.849548">
                <text:p>10935.849548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5235.661135">
                <text:p>15235.661135</text:p>
              </table:table-cell>
              <table:table-cell office:value-type="float" office:value="10959.706363">
                <text:p>10959.706363</text:p>
              </table:table-cell>
              <table:table-cell office:value-type="float" office:value="16163.817285">
                <text:p>16163.817285</text:p>
              </table:table-cell>
              <table:table-cell office:value-type="float" office:value="10697.408379">
                <text:p>10697.408379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3684.100284">
                <text:p>13684.100284</text:p>
              </table:table-cell>
              <table:table-cell office:value-type="float" office:value="10701.216332">
                <text:p>10701.216332</text:p>
              </table:table-cell>
              <table:table-cell office:value-type="float" office:value="16097.978082">
                <text:p>16097.978082</text:p>
              </table:table-cell>
              <table:table-cell office:value-type="float" office:value="10842.857151">
                <text:p>10842.857151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2464.251763">
                <text:p>12464.251763</text:p>
              </table:table-cell>
              <table:table-cell office:value-type="float" office:value="10297.726399">
                <text:p>10297.726399</text:p>
              </table:table-cell>
              <table:table-cell office:value-type="float" office:value="15528.17864">
                <text:p>15528.17864</text:p>
              </table:table-cell>
              <table:table-cell office:value-type="float" office:value="10563.405247">
                <text:p>10563.405247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1881.630658">
                <text:p>11881.630658</text:p>
              </table:table-cell>
              <table:table-cell office:value-type="float" office:value="10194.331171">
                <text:p>10194.331171</text:p>
              </table:table-cell>
              <table:table-cell office:value-type="float" office:value="15120.40171">
                <text:p>15120.40171</text:p>
              </table:table-cell>
              <table:table-cell office:value-type="float" office:value="10388.9858">
                <text:p>10388.9858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1064.089596">
                <text:p>11064.089596</text:p>
              </table:table-cell>
              <table:table-cell office:value-type="float" office:value="9955.889771">
                <text:p>9955.889771</text:p>
              </table:table-cell>
              <table:table-cell office:value-type="float" office:value="14835.917134">
                <text:p>14835.917134</text:p>
              </table:table-cell>
              <table:table-cell office:value-type="float" office:value="10229.645339">
                <text:p>10229.645339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0314.770051">
                <text:p>10314.770051</text:p>
              </table:table-cell>
              <table:table-cell office:value-type="float" office:value="9988.283415">
                <text:p>9988.283415</text:p>
              </table:table-cell>
              <table:table-cell office:value-type="float" office:value="14830.817154">
                <text:p>14830.817154</text:p>
              </table:table-cell>
              <table:table-cell office:value-type="float" office:value="10175.838638">
                <text:p>10175.838638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9612.561919">
                <text:p>9612.561919</text:p>
              </table:table-cell>
              <table:table-cell office:value-type="float" office:value="9996.449938">
                <text:p>9996.449938</text:p>
              </table:table-cell>
              <table:table-cell office:value-type="float" office:value="14824.72878">
                <text:p>14824.72878</text:p>
              </table:table-cell>
              <table:table-cell office:value-type="float" office:value="10137.34099">
                <text:p>10137.34099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9106.301867">
                <text:p>9106.301867</text:p>
              </table:table-cell>
              <table:table-cell office:value-type="float" office:value="9976.673088">
                <text:p>9976.673088</text:p>
              </table:table-cell>
              <table:table-cell office:value-type="float" office:value="14809.315133">
                <text:p>14809.315133</text:p>
              </table:table-cell>
              <table:table-cell office:value-type="float" office:value="10211.865815">
                <text:p>10211.865815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8819.863776">
                <text:p>8819.863776</text:p>
              </table:table-cell>
              <table:table-cell office:value-type="float" office:value="10031.90078">
                <text:p>10031.90078</text:p>
              </table:table-cell>
              <table:table-cell office:value-type="float" office:value="15074.455521">
                <text:p>15074.455521</text:p>
              </table:table-cell>
              <table:table-cell office:value-type="float" office:value="10491.062556">
                <text:p>10491.062556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8631.651125">
                <text:p>8631.651125</text:p>
              </table:table-cell>
              <table:table-cell office:value-type="float" office:value="10020.59814">
                <text:p>10020.59814</text:p>
              </table:table-cell>
              <table:table-cell office:value-type="float" office:value="15108.489187">
                <text:p>15108.489187</text:p>
              </table:table-cell>
              <table:table-cell office:value-type="float" office:value="10489.216507">
                <text:p>10489.216507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8556.986838">
                <text:p>8556.986838</text:p>
              </table:table-cell>
              <table:table-cell office:value-type="float" office:value="10142.757978">
                <text:p>10142.757978</text:p>
              </table:table-cell>
              <table:table-cell office:value-type="float" office:value="15096.672437">
                <text:p>15096.672437</text:p>
              </table:table-cell>
              <table:table-cell office:value-type="float" office:value="10659.226358">
                <text:p>10659.22635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8403.64035">
                <text:p>8403.64035</text:p>
              </table:table-cell>
              <table:table-cell office:value-type="float" office:value="10027.084727">
                <text:p>10027.084727</text:p>
              </table:table-cell>
              <table:table-cell office:value-type="float" office:value="15211.250873">
                <text:p>15211.250873</text:p>
              </table:table-cell>
              <table:table-cell office:value-type="float" office:value="10696.245126">
                <text:p>10696.245126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8279.297231">
                <text:p>8279.297231</text:p>
              </table:table-cell>
              <table:table-cell office:value-type="float" office:value="10152.413134">
                <text:p>10152.413134</text:p>
              </table:table-cell>
              <table:table-cell office:value-type="float" office:value="15331.945969">
                <text:p>15331.945969</text:p>
              </table:table-cell>
              <table:table-cell office:value-type="float" office:value="10711.047454">
                <text:p>10711.047454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8359.379411">
                <text:p>8359.379411</text:p>
              </table:table-cell>
              <table:table-cell office:value-type="float" office:value="10251.855781">
                <text:p>10251.855781</text:p>
              </table:table-cell>
              <table:table-cell office:value-type="float" office:value="15385.032086">
                <text:p>15385.032086</text:p>
              </table:table-cell>
              <table:table-cell office:value-type="float" office:value="10760.027312">
                <text:p>10760.027312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8425.994795">
                <text:p>8425.994795</text:p>
              </table:table-cell>
              <table:table-cell office:value-type="float" office:value="10077.171548">
                <text:p>10077.171548</text:p>
              </table:table-cell>
              <table:table-cell office:value-type="float" office:value="15433.335908">
                <text:p>15433.335908</text:p>
              </table:table-cell>
              <table:table-cell office:value-type="float" office:value="10850.261439">
                <text:p>10850.261439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8471.427475">
                <text:p>8471.427475</text:p>
              </table:table-cell>
              <table:table-cell office:value-type="float" office:value="10187.557536">
                <text:p>10187.557536</text:p>
              </table:table-cell>
              <table:table-cell office:value-type="float" office:value="15427.848482">
                <text:p>15427.848482</text:p>
              </table:table-cell>
              <table:table-cell office:value-type="float" office:value="10865.861693">
                <text:p>10865.861693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8410.740817">
                <text:p>8410.740817</text:p>
              </table:table-cell>
              <table:table-cell office:value-type="float" office:value="10162.946966">
                <text:p>10162.946966</text:p>
              </table:table-cell>
              <table:table-cell office:value-type="float" office:value="15479.233731">
                <text:p>15479.233731</text:p>
              </table:table-cell>
              <table:table-cell office:value-type="float" office:value="10704.225818">
                <text:p>10704.225818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8429.623206">
                <text:p>8429.623206</text:p>
              </table:table-cell>
              <table:table-cell office:value-type="float" office:value="10364.243043">
                <text:p>10364.243043</text:p>
              </table:table-cell>
              <table:table-cell office:value-type="float" office:value="15630.400722">
                <text:p>15630.400722</text:p>
              </table:table-cell>
              <table:table-cell office:value-type="float" office:value="10754.791918">
                <text:p>10754.791918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8496.504686">
                <text:p>8496.504686</text:p>
              </table:table-cell>
              <table:table-cell office:value-type="float" office:value="10313.818393">
                <text:p>10313.818393</text:p>
              </table:table-cell>
              <table:table-cell office:value-type="float" office:value="15609.565499">
                <text:p>15609.565499</text:p>
              </table:table-cell>
              <table:table-cell office:value-type="float" office:value="11033.472234">
                <text:p>11033.472234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8627.462682">
                <text:p>8627.462682</text:p>
              </table:table-cell>
              <table:table-cell office:value-type="float" office:value="10106.943565">
                <text:p>10106.943565</text:p>
              </table:table-cell>
              <table:table-cell office:value-type="float" office:value="15693.608435">
                <text:p>15693.608435</text:p>
              </table:table-cell>
              <table:table-cell office:value-type="float" office:value="10956.013972">
                <text:p>10956.013972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8559.522265">
                <text:p>8559.522265</text:p>
              </table:table-cell>
              <table:table-cell office:value-type="float" office:value="10215.621299">
                <text:p>10215.621299</text:p>
              </table:table-cell>
              <table:table-cell office:value-type="float" office:value="15682.031028">
                <text:p>15682.031028</text:p>
              </table:table-cell>
              <table:table-cell office:value-type="float" office:value="10974.816098">
                <text:p>10974.816098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8547.067814">
                <text:p>8547.067814</text:p>
              </table:table-cell>
              <table:table-cell office:value-type="float" office:value="10209.947085">
                <text:p>10209.947085</text:p>
              </table:table-cell>
              <table:table-cell office:value-type="float" office:value="15661.910558">
                <text:p>15661.910558</text:p>
              </table:table-cell>
              <table:table-cell office:value-type="float" office:value="11034.086566">
                <text:p>11034.086566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8388.262856">
                <text:p>8388.262856</text:p>
              </table:table-cell>
              <table:table-cell office:value-type="float" office:value="10170.399371">
                <text:p>10170.399371</text:p>
              </table:table-cell>
              <table:table-cell office:value-type="float" office:value="15693.237003">
                <text:p>15693.237003</text:p>
              </table:table-cell>
              <table:table-cell office:value-type="float" office:value="10787.771835">
                <text:p>10787.771835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8515.037642">
                <text:p>8515.037642</text:p>
              </table:table-cell>
              <table:table-cell office:value-type="float" office:value="10335.954599">
                <text:p>10335.954599</text:p>
              </table:table-cell>
              <table:table-cell office:value-type="float" office:value="15698.6676">
                <text:p>15698.6676</text:p>
              </table:table-cell>
              <table:table-cell office:value-type="float" office:value="10904.053742">
                <text:p>10904.053742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8567.217389">
                <text:p>8567.217389</text:p>
              </table:table-cell>
              <table:table-cell office:value-type="float" office:value="10466.922829">
                <text:p>10466.922829</text:p>
              </table:table-cell>
              <table:table-cell office:value-type="float" office:value="15434.876975">
                <text:p>15434.876975</text:p>
              </table:table-cell>
              <table:table-cell office:value-type="float" office:value="11172.037771">
                <text:p>11172.037771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8546.841638">
                <text:p>8546.841638</text:p>
              </table:table-cell>
              <table:table-cell office:value-type="float" office:value="10363.777668">
                <text:p>10363.777668</text:p>
              </table:table-cell>
              <table:table-cell office:value-type="float" office:value="15654.888034">
                <text:p>15654.888034</text:p>
              </table:table-cell>
              <table:table-cell office:value-type="float" office:value="11090.360295">
                <text:p>11090.360295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489.019805">
                <text:p>8489.019805</text:p>
              </table:table-cell>
              <table:table-cell office:value-type="float" office:value="10278.092177">
                <text:p>10278.092177</text:p>
              </table:table-cell>
              <table:table-cell office:value-type="float" office:value="15512.609963">
                <text:p>15512.609963</text:p>
              </table:table-cell>
              <table:table-cell office:value-type="float" office:value="10940.689336">
                <text:p>10940.689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cm" svg:y="4.187cm" style:legend-expansion="high" chart:style-name="ch2"/>
        <chart:plot-area chart:style-name="ch3" table:cell-range-address="output3.A2:output3.A129 output3.G1:output3.G129" chart:data-source-has-labels="both" svg:x="1.354cm" svg:y="0.18cm" svg:width="11.016cm" svg:height="7.636cm">
          <chartooo:coordinate-region svg:x="2.331cm" svg:y="0.18cm" svg:width="10.039cm" svg:height="5.825cm"/>
          <chart:axis chart:dimension="x" chart:name="primary-x" chart:style-name="ch4" chartooo:axis-type="auto">
            <chartooo:date-scale/>
            <chart:title svg:x="6.049cm" svg:y="7.997cm" chart:style-name="ch5">
              <text:p>Array size</text:p>
            </chart:title>
            <chart:categories table:cell-range-address="output3.A2:output3.A129"/>
          </chart:axis>
          <chart:axis chart:dimension="y" chart:name="primary-y" chart:style-name="ch4">
            <chart:title svg:x="0.451cm" svg:y="4.206cm" chart:style-name="ch6">
              <text:p>%</text:p>
            </chart:title>
            <chart:grid chart:style-name="ch7" chart:class="major"/>
          </chart:axis>
          <chart:series chart:style-name="ch8" chart:values-cell-range-address="output3.G2:output3.G129" chart:label-cell-address="output3.G1:output3.G1" chart:class="chart:line">
            <chart:data-point chart:repeated="1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ncertainty</text:p>
                <draw:g>
                  <svg:desc>output3.G1:output3.G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0.05">
                <text:p>0.05</text:p>
                <draw:g>
                  <svg:desc>output3.G2:output3.G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81cm" svg:y="4.187cm" style:legend-expansion="high" chart:style-name="ch2"/>
        <chart:plot-area chart:style-name="ch3" table:cell-range-address="output3.A1:output3.B129" chart:data-source-has-labels="both" svg:x="0.32cm" svg:y="0.18cm" svg:width="13.441cm" svg:height="8.64cm">
          <chartooo:coordinate-region svg:x="1.629cm" svg:y="0.18cm" svg:width="12.074cm" svg:height="6.829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B2:output3.B129" chart:label-cell-address="output3.B1:output3.B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ll</text:p>
                <draw:g>
                  <svg:desc>output3.B1:output3.B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11493.42759">
                <text:p>11493.42759</text:p>
                <draw:g>
                  <svg:desc>output3.B2:output3.B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825.802142">
                <text:p>13825.8021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099.241324">
                <text:p>12099.2413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892.678018">
                <text:p>12892.6780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032.902925">
                <text:p>13032.90292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067.338444">
                <text:p>13067.33844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545.429643">
                <text:p>12545.4296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224.129623">
                <text:p>13224.1296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745.314901">
                <text:p>12745.3149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913.436663">
                <text:p>12913.4366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971.470354">
                <text:p>12971.47035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459.735183">
                <text:p>12459.73518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4181.416437">
                <text:p>14181.41643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205.406691">
                <text:p>14205.40669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941.27785">
                <text:p>15941.2778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202.404827">
                <text:p>16202.40482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7768.524447">
                <text:p>17768.52444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8594.714877">
                <text:p>18594.71487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457.367726">
                <text:p>18457.3677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0359.014228">
                <text:p>20359.01422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839.535412">
                <text:p>21839.53541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2801.176301">
                <text:p>22801.17630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481.137116">
                <text:p>22481.13711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418.140446">
                <text:p>24418.14044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5302.372916">
                <text:p>25302.37291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4868.005508">
                <text:p>24868.00550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5745.228856">
                <text:p>25745.2288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871.274408">
                <text:p>25871.27440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6610.692848">
                <text:p>26610.69284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7433.496899">
                <text:p>27433.4968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817.303189">
                <text:p>27817.30318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8269.506589">
                <text:p>28269.506589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9298.826973">
                <text:p>29298.826973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0731.942706">
                <text:p>30731.942706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1263.587866">
                <text:p>31263.58786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1196.544516">
                <text:p>31196.544516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2383.176614">
                <text:p>32383.176614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2976.269312">
                <text:p>32976.269312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2481.697321">
                <text:p>32481.697321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2788.35091">
                <text:p>32788.35091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3104.025543">
                <text:p>33104.025543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4139.335655">
                <text:p>34139.335655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33824.972601">
                <text:p>33824.972601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34714.802076">
                <text:p>34714.802076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34554.860338">
                <text:p>34554.860338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35038.814916">
                <text:p>35038.814916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6387.634244">
                <text:p>36387.634244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36599.95912">
                <text:p>36599.9591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36122.312335">
                <text:p>36122.312335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35862.542582">
                <text:p>35862.54258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35925.51476">
                <text:p>35925.51476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35929.88445">
                <text:p>35929.88445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6141.706945">
                <text:p>36141.706945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35916.622111">
                <text:p>35916.622111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36328.98663">
                <text:p>36328.98663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29645.07524">
                <text:p>29645.07524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26563.918647">
                <text:p>26563.918647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26541.012759">
                <text:p>26541.01275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6459.09067">
                <text:p>26459.09067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26516.264424">
                <text:p>26516.264424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26440.051616">
                <text:p>26440.051616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26291.147566">
                <text:p>26291.147566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26310.492093">
                <text:p>26310.492093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26301.042168">
                <text:p>26301.042168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27166.27506">
                <text:p>27166.27506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26722.867792">
                <text:p>26722.867792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26104.118537">
                <text:p>26104.118537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26020.897437">
                <text:p>26020.897437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26001.433239">
                <text:p>26001.433239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26942.515041">
                <text:p>26942.515041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25808.352865">
                <text:p>25808.352865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25789.066561">
                <text:p>25789.066561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25637.407398">
                <text:p>25637.407398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25725.81963">
                <text:p>25725.81963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25760.977045">
                <text:p>25760.977045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24961.348301">
                <text:p>24961.348301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25156.084074">
                <text:p>25156.084074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25455.270178">
                <text:p>25455.270178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25076.266747">
                <text:p>25076.266747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4733.217882">
                <text:p>24733.217882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23751.010993">
                <text:p>23751.010993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22022.123702">
                <text:p>22022.123702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21341.334267">
                <text:p>21341.334267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20774.141988">
                <text:p>20774.141988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20484.837712">
                <text:p>20484.837712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19815.011219">
                <text:p>19815.011219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20205.795212">
                <text:p>20205.795212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19891.274762">
                <text:p>19891.274762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20217.142808">
                <text:p>20217.142808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20216.705595">
                <text:p>20216.705595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20232.16838">
                <text:p>20232.16838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19935.485989">
                <text:p>19935.485989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19683.092812">
                <text:p>19683.092812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19319.265173">
                <text:p>19319.265173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19613.961049">
                <text:p>19613.961049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19506.475555">
                <text:p>19506.475555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9716.676832">
                <text:p>19716.676832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8325.408944">
                <text:p>18325.408944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7608.606253">
                <text:p>17608.606253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6551.879965">
                <text:p>16551.879965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5793.273251">
                <text:p>15793.273251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5235.661135">
                <text:p>15235.661135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3684.100284">
                <text:p>13684.100284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2464.251763">
                <text:p>12464.251763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1881.630658">
                <text:p>11881.630658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1064.089596">
                <text:p>11064.089596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0314.770051">
                <text:p>10314.770051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9612.561919">
                <text:p>9612.561919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9106.301867">
                <text:p>9106.301867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8819.863776">
                <text:p>8819.863776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8631.651125">
                <text:p>8631.651125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8556.986838">
                <text:p>8556.98683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8403.64035">
                <text:p>8403.64035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8279.297231">
                <text:p>8279.297231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8359.379411">
                <text:p>8359.379411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8425.994795">
                <text:p>8425.994795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8471.427475">
                <text:p>8471.427475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8410.740817">
                <text:p>8410.740817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8429.623206">
                <text:p>8429.623206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8496.504686">
                <text:p>8496.504686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8627.462682">
                <text:p>8627.462682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8559.522265">
                <text:p>8559.522265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8547.067814">
                <text:p>8547.067814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8388.262856">
                <text:p>8388.262856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8515.037642">
                <text:p>8515.037642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8567.217389">
                <text:p>8567.217389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8546.841638">
                <text:p>8546.841638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489.019805">
                <text:p>8489.019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8cm" svg:y="4.187cm" style:legend-expansion="high" chart:style-name="ch2"/>
        <chart:plot-area chart:style-name="ch3" table:cell-range-address="output3.A2:output3.A129 output3.C1:output3.C129" chart:data-source-has-labels="both" svg:x="0.32cm" svg:y="0.18cm" svg:width="13.048cm" svg:height="8.64cm">
          <chartooo:coordinate-region svg:x="1.629cm" svg:y="0.18cm" svg:width="11.678cm" svg:height="6.829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C2:output3.C129" chart:label-cell-address="output3.C1:output3.C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py</text:p>
                <draw:g>
                  <svg:desc>output3.C1:output3.C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23191.611696">
                <text:p>23191.611696</text:p>
                <draw:g>
                  <svg:desc>output3.C2:output3.C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106.838119">
                <text:p>28106.8381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473.669372">
                <text:p>24473.6693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733.250478">
                <text:p>25733.25047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6030.525684">
                <text:p>26030.5256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5962.87207">
                <text:p>25962.8720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5171.951472">
                <text:p>25171.95147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6216.060296">
                <text:p>26216.0602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186.501535">
                <text:p>23186.50153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196.883035">
                <text:p>23196.8830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5135.861937">
                <text:p>25135.86193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854.991164">
                <text:p>24854.99116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270.569971">
                <text:p>26270.56997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6673.037911">
                <text:p>26673.03791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785.964822">
                <text:p>27785.96482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8648.494041">
                <text:p>28648.49404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9289.942053">
                <text:p>29289.94205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0011.720671">
                <text:p>30011.72067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236.591765">
                <text:p>30236.59176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412.406145">
                <text:p>31412.40614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2698.050367">
                <text:p>32698.05036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3462.2674">
                <text:p>33462.267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3640.388009">
                <text:p>33640.3880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4836.507208">
                <text:p>34836.50720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5559.588802">
                <text:p>35559.5888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6153.014251">
                <text:p>36153.0142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449.543148">
                <text:p>35449.5431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903.887165">
                <text:p>35903.88716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6404.096759">
                <text:p>36404.0967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7044.001806">
                <text:p>37044.00180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7974.853301">
                <text:p>37974.85330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7898.081642">
                <text:p>37898.08164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7673.285259">
                <text:p>37673.28525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7778.673245">
                <text:p>37778.67324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8119.9904">
                <text:p>38119.9904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8247.78007">
                <text:p>38247.7800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8886.61549">
                <text:p>38886.61549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9043.779946">
                <text:p>39043.779946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9179.080068">
                <text:p>39179.080068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9452.847702">
                <text:p>39452.84770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9531.627213">
                <text:p>39531.627213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9921.936096">
                <text:p>39921.936096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39791.080125">
                <text:p>39791.080125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40180.005668">
                <text:p>40180.005668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40202.151815">
                <text:p>40202.151815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40462.725284">
                <text:p>40462.725284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1922.739554">
                <text:p>41922.739554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41727.73731">
                <text:p>41727.73731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40610.100594">
                <text:p>40610.100594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39268.066632">
                <text:p>39268.06663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39111.286342">
                <text:p>39111.286342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39180.71862">
                <text:p>39180.71862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9293.267713">
                <text:p>39293.267713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39463.676821">
                <text:p>39463.676821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39983.942381">
                <text:p>39983.942381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38287.249158">
                <text:p>38287.24915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39389.616156">
                <text:p>39389.61615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9315.979738">
                <text:p>39315.979738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9506.107071">
                <text:p>39506.107071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39110.339651">
                <text:p>39110.339651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39184.975359">
                <text:p>39184.975359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38848.13314">
                <text:p>38848.13314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39139.123882">
                <text:p>39139.123882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39235.63144">
                <text:p>39235.63144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39004.685695">
                <text:p>39004.685695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38925.088124">
                <text:p>38925.088124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38667.704793">
                <text:p>38667.704793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38426.203447">
                <text:p>38426.203447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38905.819264">
                <text:p>38905.819264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36792.822793">
                <text:p>36792.822793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35255.8744">
                <text:p>35255.8744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34366.92097">
                <text:p>34366.92097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31908.840723">
                <text:p>31908.840723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30053.409107">
                <text:p>30053.409107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28389.322995">
                <text:p>28389.322995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26596.379296">
                <text:p>26596.379296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25454.613917">
                <text:p>25454.613917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25664.125864">
                <text:p>25664.125864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25341.994195">
                <text:p>25341.994195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5294.607738">
                <text:p>25294.607738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24621.151015">
                <text:p>24621.151015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24590.009892">
                <text:p>24590.009892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24692.465853">
                <text:p>24692.465853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24877.349835">
                <text:p>24877.349835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25279.423279">
                <text:p>25279.423279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24949.070021">
                <text:p>24949.070021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25568.503729">
                <text:p>25568.503729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25312.796932">
                <text:p>25312.796932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25659.068643">
                <text:p>25659.068643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25556.277729">
                <text:p>25556.277729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25581.020301">
                <text:p>25581.020301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24209.390921">
                <text:p>24209.390921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23303.207923">
                <text:p>23303.207923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22314.821848">
                <text:p>22314.821848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21772.158798">
                <text:p>21772.158798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20305.07175">
                <text:p>20305.07175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7835.43368">
                <text:p>17835.43368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4607.596843">
                <text:p>14607.596843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3232.457814">
                <text:p>13232.457814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2155.268353">
                <text:p>12155.268353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1385.528699">
                <text:p>11385.528699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0959.706363">
                <text:p>10959.706363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0701.216332">
                <text:p>10701.216332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0297.726399">
                <text:p>10297.726399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0194.331171">
                <text:p>10194.331171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9955.889771">
                <text:p>9955.889771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9988.283415">
                <text:p>9988.283415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9996.449938">
                <text:p>9996.449938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9976.673088">
                <text:p>9976.673088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10031.90078">
                <text:p>10031.90078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10020.59814">
                <text:p>10020.59814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10142.757978">
                <text:p>10142.75797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10027.084727">
                <text:p>10027.084727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10152.413134">
                <text:p>10152.413134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10251.855781">
                <text:p>10251.855781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10077.171548">
                <text:p>10077.171548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10187.557536">
                <text:p>10187.557536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10162.946966">
                <text:p>10162.946966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10364.243043">
                <text:p>10364.243043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10313.818393">
                <text:p>10313.818393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10106.943565">
                <text:p>10106.943565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10215.621299">
                <text:p>10215.621299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10209.947085">
                <text:p>10209.947085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10170.399371">
                <text:p>10170.399371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10335.954599">
                <text:p>10335.954599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10466.922829">
                <text:p>10466.922829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10363.777668">
                <text:p>10363.777668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0278.092177">
                <text:p>10278.092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7cm" svg:y="4.187cm" style:legend-expansion="high" chart:style-name="ch2"/>
        <chart:plot-area chart:style-name="ch3" table:cell-range-address="output3.A2:output3.A129 output3.D1:output3.D129" chart:data-source-has-labels="both" svg:x="0.32cm" svg:y="0.18cm" svg:width="12.957cm" svg:height="8.64cm">
          <chartooo:coordinate-region svg:x="1.629cm" svg:y="0.18cm" svg:width="11.586cm" svg:height="6.828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D2:output3.D129" chart:label-cell-address="output3.D1:output3.D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XPY</text:p>
                <draw:g>
                  <svg:desc>output3.D1:output3.D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36452.396069">
                <text:p>36452.396069</text:p>
                <draw:g>
                  <svg:desc>output3.D2:output3.D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1988.818458">
                <text:p>41988.8184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314.838895">
                <text:p>40314.83889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1385.068281">
                <text:p>41385.06828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1628.234592">
                <text:p>41628.2345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851.907036">
                <text:p>41851.9070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7255.602005">
                <text:p>37255.60200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2092.126841">
                <text:p>42092.1268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1482.270777">
                <text:p>41482.27077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6361.700121">
                <text:p>36361.700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9046.953277">
                <text:p>39046.9532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7344.027657">
                <text:p>37344.02765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8602.480052">
                <text:p>38602.48005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8725.284187">
                <text:p>38725.28418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9195.212361">
                <text:p>39195.21236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0037.302523">
                <text:p>40037.30252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9978.447212">
                <text:p>39978.44721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0216.31969">
                <text:p>40216.3196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0144.025416">
                <text:p>40144.02541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40764.96909">
                <text:p>40764.9690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2132.376419">
                <text:p>42132.37641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42676.014346">
                <text:p>42676.01434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2570.46505">
                <text:p>42570.4650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2878.641839">
                <text:p>42878.64183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43361.300635">
                <text:p>43361.30063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3263.492676">
                <text:p>43263.49267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2954.586505">
                <text:p>42954.58650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2006.870705">
                <text:p>42006.87070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2179.528728">
                <text:p>42179.52872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498.378101">
                <text:p>42498.37810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2610.107861">
                <text:p>42610.10786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2836.807405">
                <text:p>42836.80740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43063.030027">
                <text:p>43063.03002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2650.742413">
                <text:p>42650.74241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2721.896998">
                <text:p>42721.896998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42984.76153">
                <text:p>42984.76153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3130.947548">
                <text:p>43130.94754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43233.709105">
                <text:p>43233.7091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43233.252843">
                <text:p>43233.252843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3221.148506">
                <text:p>43221.148506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43304.185609">
                <text:p>43304.185609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43383.919552">
                <text:p>43383.919552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43217.490459">
                <text:p>43217.490459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43450.93704">
                <text:p>43450.93704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43444.812115">
                <text:p>43444.812115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43453.670263">
                <text:p>43453.670263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4756.944851">
                <text:p>44756.944851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44718.009872">
                <text:p>44718.00987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43539.004827">
                <text:p>43539.004827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42808.576982">
                <text:p>42808.57698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42785.471473">
                <text:p>42785.471473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42655.534265">
                <text:p>42655.534265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42668.963248">
                <text:p>42668.963248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42764.746277">
                <text:p>42764.746277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43071.515836">
                <text:p>43071.515836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42947.056508">
                <text:p>42947.05650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42689.851206">
                <text:p>42689.85120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2692.864666">
                <text:p>42692.864666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2655.733002">
                <text:p>42655.733002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42669.230247">
                <text:p>42669.230247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42720.877475">
                <text:p>42720.877475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42401.128948">
                <text:p>42401.128948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42715.849666">
                <text:p>42715.849666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42713.666048">
                <text:p>42713.666048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44149.917322">
                <text:p>44149.917322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43507.495319">
                <text:p>43507.495319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42651.903461">
                <text:p>42651.903461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42536.117328">
                <text:p>42536.117328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42271.739715">
                <text:p>42271.739715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42849.340682">
                <text:p>42849.340682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40243.240578">
                <text:p>40243.240578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38663.288177">
                <text:p>38663.288177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37161.566933">
                <text:p>37161.566933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36689.181907">
                <text:p>36689.181907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35490.394885">
                <text:p>35490.394885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33520.702003">
                <text:p>33520.702003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32813.516974">
                <text:p>32813.516974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32802.481481">
                <text:p>32802.481481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32490.255897">
                <text:p>32490.255897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32429.007437">
                <text:p>32429.007437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31330.202544">
                <text:p>31330.202544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31272.670615">
                <text:p>31272.670615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31302.43006">
                <text:p>31302.43006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31189.626846">
                <text:p>31189.626846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31749.145036">
                <text:p>31749.145036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31293.732608">
                <text:p>31293.732608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32159.798148">
                <text:p>32159.798148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31704.51318">
                <text:p>31704.51318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32180.298862">
                <text:p>32180.298862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32117.369584">
                <text:p>32117.369584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31915.792278">
                <text:p>31915.792278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30754.762542">
                <text:p>30754.762542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29888.528805">
                <text:p>29888.528805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28872.031638">
                <text:p>28872.031638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27775.939493">
                <text:p>27775.939493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26892.743116">
                <text:p>26892.743116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24597.83678">
                <text:p>24597.83678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21326.761447">
                <text:p>21326.761447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9281.929495">
                <text:p>19281.929495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8117.218652">
                <text:p>18117.218652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6889.241615">
                <text:p>16889.241615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6163.817285">
                <text:p>16163.817285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6097.978082">
                <text:p>16097.978082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5528.17864">
                <text:p>15528.17864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5120.40171">
                <text:p>15120.40171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4835.917134">
                <text:p>14835.917134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4830.817154">
                <text:p>14830.817154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14824.72878">
                <text:p>14824.72878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14809.315133">
                <text:p>14809.315133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15074.455521">
                <text:p>15074.455521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15108.489187">
                <text:p>15108.489187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15096.672437">
                <text:p>15096.672437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15211.250873">
                <text:p>15211.250873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15331.945969">
                <text:p>15331.945969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15385.032086">
                <text:p>15385.032086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15433.335908">
                <text:p>15433.335908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15427.848482">
                <text:p>15427.848482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15479.233731">
                <text:p>15479.233731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15630.400722">
                <text:p>15630.400722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15609.565499">
                <text:p>15609.565499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15693.608435">
                <text:p>15693.608435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15682.031028">
                <text:p>15682.031028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15661.910558">
                <text:p>15661.910558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15693.237003">
                <text:p>15693.237003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15698.6676">
                <text:p>15698.6676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15434.876975">
                <text:p>15434.876975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15654.888034">
                <text:p>15654.888034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5512.609963">
                <text:p>15512.609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187cm" style:legend-expansion="high" chart:style-name="ch2"/>
        <chart:plot-area chart:style-name="ch3" table:cell-range-address="output3.A2:output3.A129 output3.E1:output3.E129" chart:data-source-has-labels="both" svg:x="0.32cm" svg:y="0.18cm" svg:width="13.169cm" svg:height="8.64cm">
          <chartooo:coordinate-region svg:x="1.629cm" svg:y="0.18cm" svg:width="11.8cm" svg:height="6.828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E2:output3.E129" chart:label-cell-address="output3.E1:output3.E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OT</text:p>
                <draw:g>
                  <svg:desc>output3.E1:output3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17666.434376">
                <text:p>17666.434376</text:p>
                <draw:g>
                  <svg:desc>output3.E2:output3.E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302.867518">
                <text:p>19302.8675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6460.872136">
                <text:p>16460.8721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832.812879">
                <text:p>15832.8128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377.183882">
                <text:p>16377.18388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425.849561">
                <text:p>16425.84956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678.253619">
                <text:p>16678.25361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742.553123">
                <text:p>16742.5531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673.312976">
                <text:p>16673.3129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09.642499">
                <text:p>16609.6424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992.761513">
                <text:p>16992.7615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6248.332911">
                <text:p>16248.3329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142.99546">
                <text:p>16142.9954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157.310406">
                <text:p>16157.31040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865.276556">
                <text:p>15865.27655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102.254577">
                <text:p>16102.25457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658.656369">
                <text:p>15658.6563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5542.972766">
                <text:p>15542.9727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65.893814">
                <text:p>15465.8938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5386.324331">
                <text:p>15386.32433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5738.89977">
                <text:p>15738.899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5807.888624">
                <text:p>15807.88862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5702.164842">
                <text:p>15702.16484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5570.691198">
                <text:p>15570.69119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5635.995021">
                <text:p>15635.99502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5564.841512">
                <text:p>15564.8415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379.360688">
                <text:p>15379.3606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963.288133">
                <text:p>14963.28813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4940.622558">
                <text:p>14940.6225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990.124192">
                <text:p>14990.12419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934.981692">
                <text:p>14934.98169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4928.010603">
                <text:p>14928.01060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4973.5482">
                <text:p>14973.548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4786.916483">
                <text:p>14786.91648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4792.601437">
                <text:p>14792.60143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4842.096787">
                <text:p>14842.09678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4819.673388">
                <text:p>14819.67338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4832.395484">
                <text:p>14832.395484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4804.640492">
                <text:p>14804.640492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4780.191662">
                <text:p>14780.19166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14780.249638">
                <text:p>14780.249638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14782.333204">
                <text:p>14782.333204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14748.982593">
                <text:p>14748.982593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14753.297073">
                <text:p>14753.29707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14761.829308">
                <text:p>14761.829308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14752.178629">
                <text:p>14752.178629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5205.832847">
                <text:p>15205.832847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15169.156">
                <text:p>15169.156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4889.961831">
                <text:p>14889.961831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14682.708413">
                <text:p>14682.708413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14699.931294">
                <text:p>14699.931294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14680.002718">
                <text:p>14680.00271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4682.351019">
                <text:p>14682.351019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14699.678969">
                <text:p>14699.678969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14811.65883">
                <text:p>14811.65883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14672.859628">
                <text:p>14672.85962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14698.004138">
                <text:p>14698.00413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4666.409224">
                <text:p>14666.40922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14671.524994">
                <text:p>14671.524994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14680.011784">
                <text:p>14680.011784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14692.369808">
                <text:p>14692.369808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14566.869597">
                <text:p>14566.869597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14664.079237">
                <text:p>14664.079237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14699.236904">
                <text:p>14699.236904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15165.629484">
                <text:p>15165.629484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14981.390617">
                <text:p>14981.390617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14684.128305">
                <text:p>14684.128305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14643.645943">
                <text:p>14643.645943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14597.949747">
                <text:p>14597.949747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15086.680163">
                <text:p>15086.680163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14672.476587">
                <text:p>14672.476587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14640.420995">
                <text:p>14640.420995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14741.782218">
                <text:p>14741.782218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15027.049775">
                <text:p>15027.049775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15113.005831">
                <text:p>15113.005831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14654.609647">
                <text:p>14654.609647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14690.279323">
                <text:p>14690.279323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15073.827257">
                <text:p>15073.827257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15124.248446">
                <text:p>15124.248446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15137.611682">
                <text:p>15137.611682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14640.474906">
                <text:p>14640.474906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14629.754083">
                <text:p>14629.754083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14614.58176">
                <text:p>14614.58176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14603.921949">
                <text:p>14603.921949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14819.413814">
                <text:p>14819.413814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14625.730103">
                <text:p>14625.730103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15053.904867">
                <text:p>15053.904867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14831.627075">
                <text:p>14831.627075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15103.720593">
                <text:p>15103.720593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15108.651416">
                <text:p>15108.651416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15056.972424">
                <text:p>15056.972424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14648.036391">
                <text:p>14648.036391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14294.386248">
                <text:p>14294.386248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13886.891999">
                <text:p>13886.891999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13849.56254">
                <text:p>13849.56254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13342.79236">
                <text:p>13342.79236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3020.476071">
                <text:p>13020.476071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1962.064068">
                <text:p>11962.064068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1624.150366">
                <text:p>11624.150366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1397.958303">
                <text:p>11397.958303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0935.849548">
                <text:p>10935.849548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0697.408379">
                <text:p>10697.408379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0842.857151">
                <text:p>10842.857151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0563.405247">
                <text:p>10563.405247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0388.9858">
                <text:p>10388.9858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0229.645339">
                <text:p>10229.645339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0175.838638">
                <text:p>10175.838638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10137.34099">
                <text:p>10137.34099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10211.865815">
                <text:p>10211.865815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10491.062556">
                <text:p>10491.062556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10489.216507">
                <text:p>10489.216507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10659.226358">
                <text:p>10659.22635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10696.245126">
                <text:p>10696.245126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10711.047454">
                <text:p>10711.047454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10760.027312">
                <text:p>10760.027312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10850.261439">
                <text:p>10850.261439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10865.861693">
                <text:p>10865.861693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10704.225818">
                <text:p>10704.225818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10754.791918">
                <text:p>10754.791918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11033.472234">
                <text:p>11033.472234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10956.013972">
                <text:p>10956.013972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10974.816098">
                <text:p>10974.816098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11034.086566">
                <text:p>11034.086566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10787.771835">
                <text:p>10787.771835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10904.053742">
                <text:p>10904.053742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11172.037771">
                <text:p>11172.037771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11090.360295">
                <text:p>11090.360295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0940.689336">
                <text:p>10940.6893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